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oticia Text" svg:font-family="'Noticia Text', Georgia, serif"/>
    <style:font-face style:name="Raleway" svg:font-family="Raleway, Arial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293cm" table:align="left"/>
    </style:style>
    <style:style style:name="Table1.A" style:family="table-column">
      <style:table-column-properties style:column-width="7.011cm"/>
    </style:style>
    <style:style style:name="Table1.B" style:family="table-column">
      <style:table-column-properties style:column-width="8.28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font-name="Courier 10 Pitch" fo:font-size="12pt" fo:letter-spacing="normal" fo:font-style="normal" fo:font-weight="normal" officeooo:rsid="001817b4" officeooo:paragraph-rsid="00190829"/>
    </style:style>
    <style:style style:name="P2" style:family="paragraph" style:parent-style-name="Standard">
      <style:text-properties fo:font-variant="normal" fo:text-transform="none" fo:color="#000000" style:font-name="Courier 10 Pitch" fo:font-size="12pt" fo:letter-spacing="normal" fo:font-style="normal" fo:font-weight="normal" officeooo:rsid="0031b924" officeooo:paragraph-rsid="0031b924"/>
    </style:style>
    <style:style style:name="P3" style:family="paragraph" style:parent-style-name="Standard">
      <style:text-properties fo:font-variant="normal" fo:text-transform="none" fo:color="#000000" style:font-name="Courier 10 Pitch" fo:font-size="12pt" fo:letter-spacing="normal" fo:font-style="normal" fo:font-weight="normal" officeooo:rsid="0031b924" officeooo:paragraph-rsid="00465aea"/>
    </style:style>
    <style:style style:name="P4" style:family="paragraph" style:parent-style-name="Standard">
      <style:text-properties fo:font-variant="normal" fo:text-transform="none" fo:color="#000000" style:font-name="Courier 10 Pitch" fo:font-size="12pt" fo:letter-spacing="normal" fo:font-style="normal" fo:font-weight="normal" officeooo:rsid="003b5995" officeooo:paragraph-rsid="003b5995"/>
    </style:style>
    <style:style style:name="P5" style:family="paragraph" style:parent-style-name="Standard">
      <style:text-properties fo:font-variant="normal" fo:text-transform="none" fo:color="#000000" style:font-name="Courier 10 Pitch" fo:font-size="12pt" fo:letter-spacing="normal" fo:font-style="normal" fo:font-weight="normal" officeooo:rsid="0044da4e" officeooo:paragraph-rsid="00465aea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style:font-name="Courier 10 Pitch" fo:font-size="12pt" fo:letter-spacing="normal" fo:font-style="normal" fo:font-weight="normal" officeooo:rsid="0044da4e" officeooo:paragraph-rsid="0044da4e" style:font-weight-asian="normal" style:font-weight-complex="normal"/>
    </style:style>
    <style:style style:name="P7" style:family="paragraph" style:parent-style-name="Standard">
      <style:text-properties fo:font-variant="normal" fo:text-transform="none" fo:color="#000000" style:font-name="Courier 10 Pitch" fo:font-size="12pt" fo:letter-spacing="normal" fo:font-style="normal" fo:font-weight="normal" officeooo:rsid="00465aea" officeooo:paragraph-rsid="00465aea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style:font-name="Raleway" fo:font-size="12pt" fo:letter-spacing="normal" fo:font-style="normal" fo:font-weight="normal" officeooo:rsid="00d7a71a" officeooo:paragraph-rsid="00d8c000" style:font-weight-asian="normal" style:font-weight-complex="normal"/>
    </style:style>
    <style:style style:name="P9" style:family="paragraph" style:parent-style-name="Standard">
      <style:text-properties fo:font-variant="normal" fo:text-transform="none" fo:color="#0000cc" style:font-name="Courier 10 Pitch" fo:font-size="12pt" fo:letter-spacing="normal" fo:font-style="normal" fo:font-weight="bold" officeooo:rsid="003b5995" officeooo:paragraph-rsid="003b5995" style:font-weight-asian="bold" style:font-weight-complex="bold"/>
    </style:style>
    <style:style style:name="P10" style:family="paragraph" style:parent-style-name="Standard">
      <style:text-properties fo:font-variant="normal" fo:text-transform="none" fo:color="#0000ff" style:font-name="Courier 10 Pitch" fo:font-size="12pt" fo:letter-spacing="normal" fo:font-style="normal" fo:font-weight="normal" officeooo:rsid="00329735" officeooo:paragraph-rsid="00329735"/>
    </style:style>
    <style:style style:name="P11" style:family="paragraph" style:parent-style-name="Standard">
      <style:text-properties fo:font-variant="normal" fo:text-transform="none" fo:color="#080e14" style:font-name="Raleway" fo:font-size="12pt" fo:letter-spacing="normal" fo:font-style="normal" fo:font-weight="normal" officeooo:paragraph-rsid="0029304d"/>
    </style:style>
    <style:style style:name="P12" style:family="paragraph" style:parent-style-name="Standard">
      <style:text-properties fo:font-variant="normal" fo:text-transform="none" fo:color="#080e14" style:font-name="Raleway" fo:font-size="12pt" fo:letter-spacing="normal" fo:font-style="normal" fo:font-weight="normal" officeooo:paragraph-rsid="00e4ad3c"/>
    </style:style>
    <style:style style:name="P13" style:family="paragraph" style:parent-style-name="Standard">
      <style:text-properties fo:color="#0000ff" style:font-name="Courier 10 Pitch" officeooo:rsid="000f4164" officeooo:paragraph-rsid="00b4cc8f"/>
    </style:style>
    <style:style style:name="P14" style:family="paragraph" style:parent-style-name="Standard">
      <style:text-properties fo:color="#0000ff" style:font-name="Courier 10 Pitch" officeooo:rsid="00ae4c32" officeooo:paragraph-rsid="00ae4c32"/>
    </style:style>
    <style:style style:name="P15" style:family="paragraph" style:parent-style-name="Standard">
      <style:text-properties fo:color="#0000ff" style:font-name="Courier 10 Pitch" officeooo:rsid="00ae4c32" officeooo:paragraph-rsid="00b735d9"/>
    </style:style>
    <style:style style:name="P16" style:family="paragraph" style:parent-style-name="Standard">
      <style:text-properties fo:color="#0000ff" style:font-name="Courier 10 Pitch" officeooo:rsid="00ae4c32" officeooo:paragraph-rsid="00bac293"/>
    </style:style>
    <style:style style:name="P17" style:family="paragraph" style:parent-style-name="Standard">
      <style:text-properties fo:color="#0000ff" style:font-name="Courier 10 Pitch" officeooo:rsid="00b230e0" officeooo:paragraph-rsid="00c76619"/>
    </style:style>
    <style:style style:name="P18" style:family="paragraph" style:parent-style-name="Standard">
      <style:text-properties officeooo:paragraph-rsid="0029304d"/>
    </style:style>
    <style:style style:name="P19" style:family="paragraph" style:parent-style-name="Standard">
      <style:text-properties style:font-name="Courier 10 Pitch" officeooo:rsid="004a8358" officeooo:paragraph-rsid="004a8358"/>
    </style:style>
    <style:style style:name="P20" style:family="paragraph" style:parent-style-name="Standard">
      <style:text-properties style:font-name="Courier 10 Pitch" officeooo:rsid="000f4164" officeooo:paragraph-rsid="002949b5"/>
    </style:style>
    <style:style style:name="P21" style:family="paragraph" style:parent-style-name="Standard">
      <style:text-properties style:font-name="Courier 10 Pitch" officeooo:rsid="000f4164" officeooo:paragraph-rsid="000f4164"/>
    </style:style>
    <style:style style:name="P22" style:family="paragraph" style:parent-style-name="Standard">
      <style:text-properties style:font-name="Courier 10 Pitch" officeooo:rsid="000f4164" officeooo:paragraph-rsid="00cebfb2"/>
    </style:style>
    <style:style style:name="P23" style:family="paragraph" style:parent-style-name="Standard">
      <style:text-properties style:font-name="Courier 10 Pitch" officeooo:rsid="000f4164" officeooo:paragraph-rsid="00cf6d1d"/>
    </style:style>
    <style:style style:name="P24" style:family="paragraph" style:parent-style-name="Standard">
      <style:text-properties style:font-name="Courier 10 Pitch" officeooo:rsid="000f4164" officeooo:paragraph-rsid="00d1bc39"/>
    </style:style>
    <style:style style:name="P25" style:family="paragraph" style:parent-style-name="Standard">
      <style:text-properties style:font-name="Courier 10 Pitch" officeooo:paragraph-rsid="0029304d"/>
    </style:style>
    <style:style style:name="P26" style:family="paragraph" style:parent-style-name="Standard">
      <style:text-properties style:font-name="Courier 10 Pitch" fo:font-weight="bold" officeooo:rsid="000f4164" officeooo:paragraph-rsid="000f4164" style:font-weight-asian="bold" style:font-weight-complex="bold"/>
    </style:style>
    <style:style style:name="P27" style:family="paragraph" style:parent-style-name="Standard">
      <style:text-properties style:font-name="Courier 10 Pitch" fo:font-weight="bold" officeooo:rsid="001334b0" officeooo:paragraph-rsid="001334b0" style:font-weight-asian="bold" style:font-weight-complex="bold"/>
    </style:style>
    <style:style style:name="P28" style:family="paragraph" style:parent-style-name="Standard">
      <style:text-properties style:font-name="Courier 10 Pitch" fo:font-weight="bold" officeooo:rsid="0014fc68" officeooo:paragraph-rsid="0014fc68" style:font-weight-asian="bold" style:font-weight-complex="bold"/>
    </style:style>
    <style:style style:name="P29" style:family="paragraph" style:parent-style-name="Standard">
      <style:text-properties style:font-name="Courier 10 Pitch" fo:font-weight="bold" officeooo:rsid="001817b4" officeooo:paragraph-rsid="001817b4" style:font-weight-asian="bold" style:font-weight-complex="bold"/>
    </style:style>
    <style:style style:name="P30" style:family="paragraph" style:parent-style-name="Standard">
      <style:text-properties style:font-name="Courier 10 Pitch" officeooo:rsid="001334b0" officeooo:paragraph-rsid="001334b0"/>
    </style:style>
    <style:style style:name="P31" style:family="paragraph" style:parent-style-name="Standard">
      <style:text-properties style:font-name="Courier 10 Pitch" officeooo:rsid="0014fc68" officeooo:paragraph-rsid="0014fc68"/>
    </style:style>
    <style:style style:name="P32" style:family="paragraph" style:parent-style-name="Standard">
      <style:text-properties style:font-name="Courier 10 Pitch" officeooo:rsid="001817b4" officeooo:paragraph-rsid="00190829"/>
    </style:style>
    <style:style style:name="P33" style:family="paragraph" style:parent-style-name="Standard">
      <style:text-properties style:font-name="Courier 10 Pitch" officeooo:rsid="00ec7c36" officeooo:paragraph-rsid="0029304d"/>
    </style:style>
    <style:style style:name="P34" style:family="paragraph" style:parent-style-name="Standard">
      <style:text-properties fo:color="#000000" style:font-name="Courier 10 Pitch" officeooo:rsid="004f659f" officeooo:paragraph-rsid="004f659f"/>
    </style:style>
    <style:style style:name="P35" style:family="paragraph" style:parent-style-name="Standard">
      <style:text-properties fo:color="#000000" style:font-name="Courier 10 Pitch" officeooo:rsid="00ae4c32" officeooo:paragraph-rsid="00ae4c32"/>
    </style:style>
    <style:style style:name="P36" style:family="paragraph" style:parent-style-name="Standard">
      <style:text-properties fo:color="#000000" style:font-name="Courier 10 Pitch" officeooo:rsid="00ae4c32" officeooo:paragraph-rsid="00c0f202"/>
    </style:style>
    <style:style style:name="P37" style:family="paragraph" style:parent-style-name="Standard">
      <style:text-properties fo:color="#000000" style:font-name="Courier 10 Pitch" officeooo:rsid="00ae4c32" officeooo:paragraph-rsid="00c2b58c"/>
    </style:style>
    <style:style style:name="P38" style:family="paragraph" style:parent-style-name="Standard">
      <style:text-properties fo:color="#000000" style:font-name="Courier 10 Pitch" officeooo:rsid="00ae4c32" officeooo:paragraph-rsid="013e66a5"/>
    </style:style>
    <style:style style:name="P39" style:family="paragraph" style:parent-style-name="Standard">
      <style:text-properties fo:color="#000000" style:font-name="Courier 10 Pitch" fo:font-weight="bold" officeooo:rsid="00d8cfe7" officeooo:paragraph-rsid="00d8cfe7" style:font-weight-asian="bold" style:font-weight-complex="bold"/>
    </style:style>
    <style:style style:name="P40" style:family="paragraph" style:parent-style-name="Standard">
      <style:text-properties fo:color="#000000" style:font-name="Courier 10 Pitch" fo:font-weight="bold" officeooo:rsid="000f4164" officeooo:paragraph-rsid="00e4ad3c" style:font-weight-asian="bold" style:font-weight-complex="bold"/>
    </style:style>
    <style:style style:name="P41" style:family="paragraph" style:parent-style-name="Standard">
      <style:text-properties fo:color="#000000" style:font-name="Courier 10 Pitch" fo:font-weight="bold" officeooo:rsid="000f4164" officeooo:paragraph-rsid="0029304d" style:font-weight-asian="bold" style:font-weight-complex="bold"/>
    </style:style>
    <style:style style:name="P42" style:family="paragraph" style:parent-style-name="Standard">
      <style:text-properties fo:color="#000000" style:font-name="Courier 10 Pitch" fo:font-weight="bold" officeooo:rsid="01bc0604" officeooo:paragraph-rsid="01bc0604" style:font-weight-asian="bold" style:font-weight-complex="bold"/>
    </style:style>
    <style:style style:name="P43" style:family="paragraph" style:parent-style-name="Standard">
      <style:text-properties fo:color="#000000" style:font-name="Courier 10 Pitch" fo:font-weight="bold" officeooo:rsid="01bcf769" officeooo:paragraph-rsid="01bcf769" style:font-weight-asian="bold" style:font-weight-complex="bold"/>
    </style:style>
    <style:style style:name="P44" style:family="paragraph" style:parent-style-name="Standard">
      <style:text-properties fo:color="#000000" style:font-name="Courier 10 Pitch" fo:font-weight="bold" officeooo:rsid="01c2e241" officeooo:paragraph-rsid="01c2e241" style:font-weight-asian="bold" style:font-weight-complex="bold"/>
    </style:style>
    <style:style style:name="P45" style:family="paragraph" style:parent-style-name="Standard">
      <style:text-properties fo:color="#000000" style:font-name="Courier 10 Pitch" fo:font-weight="bold" officeooo:rsid="01c35964" officeooo:paragraph-rsid="01c35964" style:font-weight-asian="bold" style:font-weight-complex="bold"/>
    </style:style>
    <style:style style:name="P46" style:family="paragraph" style:parent-style-name="Standard">
      <style:text-properties fo:color="#000000" style:font-name="Courier 10 Pitch" fo:font-weight="bold" officeooo:rsid="01d4f74e" officeooo:paragraph-rsid="01d4f74e" style:font-weight-asian="bold" style:font-weight-complex="bold"/>
    </style:style>
    <style:style style:name="P47" style:family="paragraph" style:parent-style-name="Standard">
      <style:text-properties fo:color="#000000" style:font-name="Courier 10 Pitch" fo:font-weight="bold" officeooo:paragraph-rsid="01c35964"/>
    </style:style>
    <style:style style:name="P48" style:family="paragraph" style:parent-style-name="Standard">
      <style:text-properties fo:color="#000000" style:font-name="Courier 10 Pitch" fo:font-weight="bold" officeooo:paragraph-rsid="01d4aff4"/>
    </style:style>
    <style:style style:name="P49" style:family="paragraph" style:parent-style-name="Standard">
      <style:text-properties fo:color="#000000" style:font-name="Courier 10 Pitch" fo:font-weight="normal" officeooo:rsid="000f4164" officeooo:paragraph-rsid="00b694ac" style:font-weight-asian="normal" style:font-weight-complex="normal"/>
    </style:style>
    <style:style style:name="P50" style:family="paragraph" style:parent-style-name="Standard">
      <style:text-properties fo:color="#000000" style:font-name="Courier 10 Pitch" fo:font-weight="normal" officeooo:rsid="000f4164" officeooo:paragraph-rsid="00da206e" style:font-weight-asian="normal" style:font-weight-complex="normal"/>
    </style:style>
    <style:style style:name="P51" style:family="paragraph" style:parent-style-name="Standard">
      <style:text-properties fo:color="#000000" style:font-name="Courier 10 Pitch" fo:font-weight="normal" officeooo:rsid="000f4164" officeooo:paragraph-rsid="0029304d" style:font-weight-asian="normal" style:font-weight-complex="normal"/>
    </style:style>
    <style:style style:name="P52" style:family="paragraph" style:parent-style-name="Standard">
      <style:text-properties fo:color="#000000" style:font-name="Courier 10 Pitch" fo:font-weight="normal" officeooo:rsid="000f4164" officeooo:paragraph-rsid="00e84873" style:font-weight-asian="normal" style:font-weight-complex="normal"/>
    </style:style>
    <style:style style:name="P53" style:family="paragraph" style:parent-style-name="Standard">
      <style:text-properties fo:color="#000000" style:font-name="Courier 10 Pitch" fo:font-weight="normal" officeooo:rsid="000f4164" officeooo:paragraph-rsid="00dfb021" style:font-weight-asian="normal" style:font-weight-complex="normal"/>
    </style:style>
    <style:style style:name="P54" style:family="paragraph" style:parent-style-name="Standard">
      <style:text-properties fo:color="#000000" style:font-name="Courier 10 Pitch" fo:font-weight="normal" officeooo:rsid="000f4164" officeooo:paragraph-rsid="00e4ad3c" style:font-weight-asian="normal" style:font-weight-complex="normal"/>
    </style:style>
    <style:style style:name="P55" style:family="paragraph" style:parent-style-name="Standard">
      <style:text-properties fo:color="#000000" style:font-name="Courier 10 Pitch" fo:font-weight="normal" officeooo:rsid="000f4164" officeooo:paragraph-rsid="014e8d73" style:font-weight-asian="normal" style:font-weight-complex="normal"/>
    </style:style>
    <style:style style:name="P56" style:family="paragraph" style:parent-style-name="Standard">
      <style:text-properties fo:color="#000000" style:font-name="Courier 10 Pitch" fo:font-weight="normal" officeooo:rsid="000f4164" officeooo:paragraph-rsid="01b59da7" style:font-weight-asian="normal" style:font-weight-complex="normal"/>
    </style:style>
    <style:style style:name="P57" style:family="paragraph" style:parent-style-name="Standard">
      <style:text-properties fo:color="#000000" style:font-name="Courier 10 Pitch" fo:font-weight="normal" officeooo:rsid="00ae4c32" officeooo:paragraph-rsid="00ae4c32" style:font-weight-asian="normal" style:font-weight-complex="normal"/>
    </style:style>
    <style:style style:name="P58" style:family="paragraph" style:parent-style-name="Standard">
      <style:text-properties fo:color="#000000" style:font-name="Courier 10 Pitch" fo:font-weight="normal" officeooo:rsid="00e84873" officeooo:paragraph-rsid="00e84873" style:font-weight-asian="normal" style:font-weight-complex="normal"/>
    </style:style>
    <style:style style:name="P59" style:family="paragraph" style:parent-style-name="Standard">
      <style:text-properties fo:color="#000000" style:font-name="Courier 10 Pitch" fo:font-weight="normal" officeooo:rsid="00e84873" officeooo:paragraph-rsid="00e4ad3c" style:font-weight-asian="normal" style:font-weight-complex="normal"/>
    </style:style>
    <style:style style:name="P60" style:family="paragraph" style:parent-style-name="Standard">
      <style:text-properties fo:color="#000000" style:font-name="Courier 10 Pitch" fo:font-weight="normal" officeooo:rsid="00b735d9" officeooo:paragraph-rsid="00b735d9" style:font-weight-asian="normal" style:font-weight-complex="normal"/>
    </style:style>
    <style:style style:name="P61" style:family="paragraph" style:parent-style-name="Standard">
      <style:text-properties fo:color="#000000" style:font-name="Courier 10 Pitch" fo:font-weight="normal" officeooo:rsid="0114f46b" officeooo:paragraph-rsid="00e4ad3c" style:font-weight-asian="normal" style:font-weight-complex="normal"/>
    </style:style>
    <style:style style:name="P62" style:family="paragraph" style:parent-style-name="Standard">
      <style:text-properties fo:color="#000000" style:font-name="Courier 10 Pitch" fo:font-weight="normal" officeooo:rsid="0121fcef" officeooo:paragraph-rsid="0121fcef" style:font-weight-asian="normal" style:font-weight-complex="normal"/>
    </style:style>
    <style:style style:name="P63" style:family="paragraph" style:parent-style-name="Standard">
      <style:text-properties fo:color="#000000" style:font-name="Courier 10 Pitch" fo:font-weight="normal" officeooo:rsid="0121fcef" officeooo:paragraph-rsid="012271ab" style:font-weight-asian="normal" style:font-weight-complex="normal"/>
    </style:style>
    <style:style style:name="P64" style:family="paragraph" style:parent-style-name="Standard">
      <style:text-properties fo:color="#000000" style:font-name="Courier 10 Pitch" fo:font-weight="normal" officeooo:rsid="01488395" officeooo:paragraph-rsid="0149373f" style:font-weight-asian="normal" style:font-weight-complex="normal"/>
    </style:style>
    <style:style style:name="P65" style:family="paragraph" style:parent-style-name="Standard">
      <style:text-properties fo:color="#000000" style:font-name="Courier 10 Pitch" fo:font-weight="normal" officeooo:rsid="01a0bc9f" officeooo:paragraph-rsid="01a0bc9f" style:font-weight-asian="normal" style:font-weight-complex="normal"/>
    </style:style>
    <style:style style:name="P66" style:family="paragraph" style:parent-style-name="Standard">
      <style:text-properties fo:color="#000000" style:font-name="Courier 10 Pitch" fo:font-weight="normal" officeooo:rsid="01a0bc9f" officeooo:paragraph-rsid="01aab813" style:font-weight-asian="normal" style:font-weight-complex="normal"/>
    </style:style>
    <style:style style:name="P67" style:family="paragraph" style:parent-style-name="Standard">
      <style:text-properties fo:color="#000000" style:font-name="Courier 10 Pitch" fo:font-weight="normal" officeooo:rsid="01a0bc9f" officeooo:paragraph-rsid="01abc26d" style:font-weight-asian="normal" style:font-weight-complex="normal"/>
    </style:style>
    <style:style style:name="P68" style:family="paragraph" style:parent-style-name="Standard">
      <style:text-properties fo:color="#000000" style:font-name="Courier 10 Pitch" fo:font-weight="normal" officeooo:rsid="01c2e241" officeooo:paragraph-rsid="01c2e241" style:font-weight-asian="normal" style:font-weight-complex="normal"/>
    </style:style>
    <style:style style:name="P69" style:family="paragraph" style:parent-style-name="Standard">
      <style:text-properties fo:color="#000000" style:font-name="Courier 10 Pitch" fo:font-weight="normal" officeooo:rsid="01c35964" officeooo:paragraph-rsid="01c35964" style:font-weight-asian="normal" style:font-weight-complex="normal"/>
    </style:style>
    <style:style style:name="P70" style:family="paragraph" style:parent-style-name="Standard">
      <style:text-properties fo:color="#000000" style:font-name="Courier 10 Pitch" fo:font-weight="normal" officeooo:rsid="01c35964" officeooo:paragraph-rsid="01d4aff4" style:font-weight-asian="normal" style:font-weight-complex="normal"/>
    </style:style>
    <style:style style:name="P71" style:family="paragraph" style:parent-style-name="Standard">
      <style:text-properties fo:color="#000000" style:font-name="Courier 10 Pitch" fo:font-weight="normal" officeooo:rsid="01c43332" officeooo:paragraph-rsid="01c43332" style:font-weight-asian="normal" style:font-weight-complex="normal"/>
    </style:style>
    <style:style style:name="P72" style:family="paragraph" style:parent-style-name="Standard">
      <style:text-properties fo:color="#000000" style:font-name="Courier 10 Pitch" fo:font-weight="normal" officeooo:rsid="01c43332" officeooo:paragraph-rsid="01c35964" style:font-weight-asian="normal" style:font-weight-complex="normal"/>
    </style:style>
    <style:style style:name="P73" style:family="paragraph" style:parent-style-name="Standard">
      <style:text-properties fo:color="#000000" style:font-name="Courier 10 Pitch" fo:font-weight="normal" officeooo:rsid="01bcf769" officeooo:paragraph-rsid="01bc0604" style:font-weight-asian="normal" style:font-weight-complex="normal"/>
    </style:style>
    <style:style style:name="P74" style:family="paragraph" style:parent-style-name="Standard">
      <style:text-properties fo:color="#000000" style:font-name="Courier 10 Pitch" fo:font-weight="normal" officeooo:rsid="01bcf769" officeooo:paragraph-rsid="01bcf769" style:font-weight-asian="normal" style:font-weight-complex="normal"/>
    </style:style>
    <style:style style:name="P75" style:family="paragraph" style:parent-style-name="Standard">
      <style:text-properties fo:color="#000000" style:font-name="Courier 10 Pitch" fo:font-weight="normal" officeooo:rsid="01c97ddd" officeooo:paragraph-rsid="01c97ddd" style:font-weight-asian="normal" style:font-weight-complex="normal"/>
    </style:style>
    <style:style style:name="P76" style:family="paragraph" style:parent-style-name="Standard">
      <style:text-properties fo:color="#000000" style:font-name="Courier 10 Pitch" fo:font-weight="normal" officeooo:rsid="01d41ec6" officeooo:paragraph-rsid="01c35964" style:font-weight-asian="normal" style:font-weight-complex="normal"/>
    </style:style>
    <style:style style:name="P77" style:family="paragraph" style:parent-style-name="Standard">
      <style:text-properties fo:color="#000000" style:font-name="Courier 10 Pitch" fo:font-weight="normal" officeooo:paragraph-rsid="01c97ddd"/>
    </style:style>
    <style:style style:name="P78" style:family="paragraph" style:parent-style-name="Standard">
      <style:text-properties fo:color="#000000" style:font-name="Courier 10 Pitch" officeooo:rsid="000f4164" officeooo:paragraph-rsid="00c5d32a"/>
    </style:style>
    <style:style style:name="P79" style:family="paragraph" style:parent-style-name="Standard">
      <style:text-properties fo:color="#cc0000" style:font-name="Courier 10 Pitch" fo:font-weight="bold" officeooo:rsid="000f4164" officeooo:paragraph-rsid="00db9078" style:font-weight-asian="bold" style:font-weight-complex="bold"/>
    </style:style>
    <style:style style:name="P80" style:family="paragraph" style:parent-style-name="Standard">
      <style:text-properties fo:color="#cc0000" style:font-name="Courier 10 Pitch" fo:font-weight="bold" officeooo:rsid="000f4164" officeooo:paragraph-rsid="00e4ad3c" style:font-weight-asian="bold" style:font-weight-complex="bold"/>
    </style:style>
    <style:style style:name="P81" style:family="paragraph" style:parent-style-name="Standard">
      <style:text-properties fo:color="#cc0000" style:font-name="Courier 10 Pitch" fo:font-weight="bold" officeooo:rsid="000f4164" officeooo:paragraph-rsid="0113392e" style:font-weight-asian="bold" style:font-weight-complex="bold"/>
    </style:style>
    <style:style style:name="P82" style:family="paragraph" style:parent-style-name="Standard">
      <style:text-properties fo:color="#cc0000" style:font-name="Courier 10 Pitch" fo:font-weight="bold" officeooo:rsid="000f4164" officeooo:paragraph-rsid="0149373f" style:font-weight-asian="bold" style:font-weight-complex="bold"/>
    </style:style>
    <style:style style:name="P83" style:family="paragraph" style:parent-style-name="Standard">
      <style:text-properties fo:color="#cc0000" style:font-name="Courier 10 Pitch" fo:font-weight="bold" officeooo:rsid="00cc0aaf" officeooo:paragraph-rsid="00cc0aaf" style:font-weight-asian="bold" style:font-weight-complex="bold"/>
    </style:style>
    <style:style style:name="P84" style:family="paragraph" style:parent-style-name="Standard">
      <style:text-properties fo:color="#cc0000" style:font-name="Courier 10 Pitch" fo:font-weight="bold" officeooo:rsid="00cc0aaf" officeooo:paragraph-rsid="00ccfb85" style:font-weight-asian="bold" style:font-weight-complex="bold"/>
    </style:style>
    <style:style style:name="P85" style:family="paragraph" style:parent-style-name="Standard">
      <style:text-properties fo:color="#cc0000" style:font-name="Courier 10 Pitch" fo:font-weight="bold" officeooo:rsid="00ae4c32" officeooo:paragraph-rsid="00ae4c32" style:font-weight-asian="bold" style:font-weight-complex="bold"/>
    </style:style>
    <style:style style:name="P86" style:family="paragraph" style:parent-style-name="Standard">
      <style:text-properties fo:color="#cc0000" style:font-name="Courier 10 Pitch" fo:font-weight="bold" officeooo:rsid="00d5f69c" officeooo:paragraph-rsid="00d5f69c" style:font-weight-asian="bold" style:font-weight-complex="bold"/>
    </style:style>
    <style:style style:name="P87" style:family="paragraph" style:parent-style-name="Standard">
      <style:text-properties fo:color="#cc0000" style:font-name="Courier 10 Pitch" fo:font-weight="bold" officeooo:rsid="00b4cc8f" officeooo:paragraph-rsid="00b4cc8f" style:font-weight-asian="bold" style:font-weight-complex="bold"/>
    </style:style>
    <style:style style:name="P88" style:family="paragraph" style:parent-style-name="Standard">
      <style:text-properties fo:color="#cc0000" style:font-name="Courier 10 Pitch" fo:font-weight="bold" officeooo:rsid="00e4ad3c" officeooo:paragraph-rsid="00e4ad3c" style:font-weight-asian="bold" style:font-weight-complex="bold"/>
    </style:style>
    <style:style style:name="P89" style:family="paragraph" style:parent-style-name="Standard">
      <style:text-properties fo:color="#cc0000" style:font-name="Courier 10 Pitch" fo:font-weight="bold" officeooo:rsid="0113392e" officeooo:paragraph-rsid="0113392e" style:font-weight-asian="bold" style:font-weight-complex="bold"/>
    </style:style>
    <style:style style:name="P90" style:family="paragraph" style:parent-style-name="Standard">
      <style:text-properties fo:color="#cc0000" style:font-name="Courier 10 Pitch" fo:font-weight="bold" officeooo:rsid="0147204c" officeooo:paragraph-rsid="0147204c" style:font-weight-asian="bold" style:font-weight-complex="bold"/>
    </style:style>
    <style:style style:name="P91" style:family="paragraph" style:parent-style-name="Standard">
      <style:text-properties fo:color="#cc0000" style:font-name="Courier 10 Pitch" fo:font-weight="bold" officeooo:paragraph-rsid="00d8c000"/>
    </style:style>
    <style:style style:name="P92" style:family="paragraph" style:parent-style-name="Standard">
      <style:text-properties fo:color="#cc0000" style:font-name="Courier 10 Pitch" fo:font-weight="bold" officeooo:paragraph-rsid="00e4ad3c"/>
    </style:style>
    <style:style style:name="P93" style:family="paragraph" style:parent-style-name="Standard">
      <style:text-properties fo:color="#cc0000" style:font-name="Courier 10 Pitch" officeooo:rsid="00cc0aaf" officeooo:paragraph-rsid="00ce47a6"/>
    </style:style>
    <style:style style:name="P94" style:family="paragraph" style:parent-style-name="Standard">
      <style:text-properties fo:color="#990000" style:font-name="Courier 10 Pitch" fo:font-weight="bold" officeooo:rsid="000f4164" officeooo:paragraph-rsid="00cf6d1d" style:font-weight-asian="bold" style:font-weight-complex="bold"/>
    </style:style>
    <style:style style:name="P95" style:family="paragraph" style:parent-style-name="Standard">
      <style:text-properties fo:color="#990000" style:font-name="Courier 10 Pitch" fo:font-weight="bold" officeooo:rsid="000f4164" officeooo:paragraph-rsid="00d1bc39" style:font-weight-asian="bold" style:font-weight-complex="bold"/>
    </style:style>
    <style:style style:name="P96" style:family="paragraph" style:parent-style-name="Standard">
      <style:text-properties fo:color="#990000" style:font-name="Courier 10 Pitch" fo:font-weight="bold" officeooo:rsid="000f4164" officeooo:paragraph-rsid="0029304d" style:font-weight-asian="bold" style:font-weight-complex="bold"/>
    </style:style>
    <style:style style:name="P97" style:family="paragraph" style:parent-style-name="Standard">
      <style:text-properties fo:color="#990000" style:font-name="Courier 10 Pitch" fo:font-weight="bold" officeooo:rsid="000f4164" officeooo:paragraph-rsid="005209d7" style:font-weight-asian="bold" style:font-weight-complex="bold"/>
    </style:style>
    <style:style style:name="P98" style:family="paragraph" style:parent-style-name="Standard">
      <style:text-properties fo:color="#990000" style:font-name="Courier 10 Pitch" fo:font-weight="bold" officeooo:rsid="004a8358" officeooo:paragraph-rsid="00ab6a3e" style:font-weight-asian="bold" style:font-weight-complex="bold"/>
    </style:style>
    <style:style style:name="P99" style:family="paragraph" style:parent-style-name="Standard">
      <style:text-properties fo:color="#990000" style:font-name="Courier 10 Pitch" fo:font-weight="bold" officeooo:rsid="00f84112" officeooo:paragraph-rsid="00f84112" style:font-weight-asian="bold" style:font-weight-complex="bold"/>
    </style:style>
    <style:style style:name="P100" style:family="paragraph" style:parent-style-name="Standard">
      <style:text-properties fo:color="#990000" style:font-name="Courier 10 Pitch" fo:font-weight="bold" officeooo:rsid="004f659f" officeooo:paragraph-rsid="00cf6d1d" style:font-weight-asian="bold" style:font-weight-complex="bold"/>
    </style:style>
    <style:style style:name="P101" style:family="paragraph" style:parent-style-name="Standard">
      <style:text-properties fo:color="#990000" style:font-name="Courier 10 Pitch" fo:font-weight="bold" officeooo:rsid="01adbc9d" officeooo:paragraph-rsid="01adbc9d" style:font-weight-asian="bold" style:font-weight-complex="bold"/>
    </style:style>
    <style:style style:name="P102" style:family="paragraph" style:parent-style-name="Standard">
      <style:text-properties fo:color="#990000" style:font-name="Courier 10 Pitch" fo:font-weight="bold" officeooo:rsid="01b26c71" officeooo:paragraph-rsid="01b26c71" style:font-weight-asian="bold" style:font-weight-complex="bold"/>
    </style:style>
    <style:style style:name="P103" style:family="paragraph" style:parent-style-name="Standard">
      <style:text-properties fo:color="#990000" style:font-name="Courier 10 Pitch" fo:font-weight="bold" officeooo:rsid="01a1f542" officeooo:paragraph-rsid="01a1f542" style:font-weight-asian="bold" style:font-weight-complex="bold"/>
    </style:style>
    <style:style style:name="P104" style:family="paragraph" style:parent-style-name="Standard">
      <style:text-properties fo:color="#990000" style:font-name="Courier 10 Pitch" fo:font-weight="bold" officeooo:rsid="01a0bc9f" officeooo:paragraph-rsid="01a0bc9f" style:font-weight-asian="bold" style:font-weight-complex="bold"/>
    </style:style>
    <style:style style:name="P105" style:family="paragraph" style:parent-style-name="Standard">
      <style:text-properties fo:color="#990000" style:font-name="Courier 10 Pitch" fo:font-weight="bold" officeooo:rsid="01ba4aa8" officeooo:paragraph-rsid="01a6f3c9" style:font-weight-asian="bold" style:font-weight-complex="bold"/>
    </style:style>
    <style:style style:name="P106" style:family="paragraph" style:parent-style-name="Standard">
      <style:text-properties fo:color="#990000" style:font-name="Courier 10 Pitch" fo:font-weight="bold" officeooo:paragraph-rsid="0029304d"/>
    </style:style>
    <style:style style:name="P107" style:family="paragraph" style:parent-style-name="Standard">
      <style:text-properties fo:color="#990000" style:font-name="Courier 10 Pitch" fo:font-weight="bold" officeooo:rsid="00ae4c32" officeooo:paragraph-rsid="0029304d"/>
    </style:style>
    <style:style style:name="P108" style:family="paragraph" style:parent-style-name="Standard">
      <style:text-properties fo:color="#990000" style:font-name="Courier 10 Pitch" fo:font-weight="normal" officeooo:rsid="000f4164" officeooo:paragraph-rsid="0029304d" style:font-weight-asian="normal" style:font-weight-complex="normal"/>
    </style:style>
    <style:style style:name="P109" style:family="paragraph" style:parent-style-name="Standard">
      <style:text-properties fo:color="#990000" style:font-name="Courier 10 Pitch" fo:font-weight="normal" officeooo:rsid="01a0bc9f" officeooo:paragraph-rsid="01a0bc9f" style:font-weight-asian="normal" style:font-weight-complex="normal"/>
    </style:style>
    <style:style style:name="P110" style:family="paragraph" style:parent-style-name="Standard">
      <style:text-properties fo:color="#990000" style:font-name="Courier 10 Pitch" fo:font-weight="normal" officeooo:rsid="01a0bc9f" officeooo:paragraph-rsid="01a3bbe8" style:font-weight-asian="normal" style:font-weight-complex="normal"/>
    </style:style>
    <style:style style:name="P111" style:family="paragraph" style:parent-style-name="Standard">
      <style:text-properties fo:color="#990000" style:font-name="Courier 10 Pitch" fo:font-weight="normal" officeooo:rsid="01a0bc9f" officeooo:paragraph-rsid="01a6f3c9" style:font-weight-asian="normal" style:font-weight-complex="normal"/>
    </style:style>
    <style:style style:name="P112" style:family="paragraph" style:parent-style-name="Standard">
      <style:text-properties fo:color="#990000" style:font-name="Courier 10 Pitch" fo:font-weight="normal" officeooo:rsid="01a0bc9f" officeooo:paragraph-rsid="01abc26d" style:font-weight-asian="normal" style:font-weight-complex="normal"/>
    </style:style>
    <style:style style:name="P113" style:family="paragraph" style:parent-style-name="Standard">
      <style:text-properties fo:color="#990000" style:font-name="Courier 10 Pitch" fo:font-weight="normal" officeooo:rsid="01a1f542" officeooo:paragraph-rsid="01a1f542" style:font-weight-asian="normal" style:font-weight-complex="normal"/>
    </style:style>
    <style:style style:name="P114" style:family="paragraph" style:parent-style-name="Standard">
      <style:text-properties fo:color="#990000" officeooo:paragraph-rsid="0029304d"/>
    </style:style>
    <style:style style:name="P115" style:family="paragraph" style:parent-style-name="Standard">
      <style:text-properties fo:color="#ff3333" style:font-name="Courier 10 Pitch" fo:font-weight="bold" officeooo:rsid="004a8358" officeooo:paragraph-rsid="004f659f" style:font-weight-asian="bold" style:font-weight-complex="bold"/>
    </style:style>
    <style:style style:name="P116" style:family="paragraph" style:parent-style-name="Standard">
      <style:text-properties fo:color="#ff3333" style:font-name="Courier 10 Pitch" fo:font-weight="bold" officeooo:rsid="004a8358" officeooo:paragraph-rsid="004a8358" style:font-weight-asian="bold" style:font-weight-complex="bold"/>
    </style:style>
    <style:style style:name="P117" style:family="paragraph" style:parent-style-name="Standard">
      <style:text-properties fo:color="#ff3333" style:font-name="Courier 10 Pitch" fo:font-weight="bold" officeooo:rsid="000f4164" officeooo:paragraph-rsid="0029304d" style:font-weight-asian="bold" style:font-weight-complex="bold"/>
    </style:style>
    <style:style style:name="P118" style:family="paragraph" style:parent-style-name="Standard">
      <style:text-properties fo:color="#ff3333" style:font-name="Courier 10 Pitch" fo:font-weight="bold" officeooo:rsid="01bbcf80" officeooo:paragraph-rsid="01bbcf80" style:font-weight-asian="bold" style:font-weight-complex="bold"/>
    </style:style>
    <style:style style:name="P119" style:family="paragraph" style:parent-style-name="Standard">
      <style:text-properties officeooo:paragraph-rsid="00d1bc39"/>
    </style:style>
    <style:style style:name="P120" style:family="paragraph" style:parent-style-name="Standard">
      <style:text-properties fo:color="#ff0000" style:font-name="Courier 10 Pitch" fo:font-weight="bold" officeooo:rsid="014d0499" officeooo:paragraph-rsid="014d0499" style:font-weight-asian="bold" style:font-weight-complex="bold"/>
    </style:style>
    <style:style style:name="P121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07fadfb" officeooo:paragraph-rsid="0084119e" style:font-weight-asian="normal" style:font-weight-complex="normal"/>
    </style:style>
    <style:style style:name="P122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07fadfb" officeooo:paragraph-rsid="00942fac" style:font-weight-asian="normal" style:font-weight-complex="normal"/>
    </style:style>
    <style:style style:name="P123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05fa194" officeooo:paragraph-rsid="00633131" style:font-weight-asian="normal" style:font-weight-complex="normal"/>
    </style:style>
    <style:style style:name="P124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039434e" officeooo:paragraph-rsid="003b5995" style:font-weight-asian="normal" style:font-weight-complex="normal"/>
    </style:style>
    <style:style style:name="P125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048f9e4" officeooo:paragraph-rsid="0048f9e4" style:font-weight-asian="normal" style:font-weight-complex="normal"/>
    </style:style>
    <style:style style:name="P126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09cc91c" officeooo:paragraph-rsid="00a095e0" style:font-weight-asian="normal" style:font-weight-complex="normal"/>
    </style:style>
    <style:style style:name="P127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084119e" officeooo:paragraph-rsid="00832573" style:font-weight-asian="normal" style:font-weight-complex="normal"/>
    </style:style>
    <style:style style:name="P128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084119e" officeooo:paragraph-rsid="007fadfb" style:font-weight-asian="normal" style:font-weight-complex="normal"/>
    </style:style>
    <style:style style:name="P129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084119e" officeooo:paragraph-rsid="0084119e" style:font-weight-asian="normal" style:font-weight-complex="normal"/>
    </style:style>
    <style:style style:name="P130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084119e" officeooo:paragraph-rsid="00880fa5" style:font-weight-asian="normal" style:font-weight-complex="normal"/>
    </style:style>
    <style:style style:name="P131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086cfb5" officeooo:paragraph-rsid="0086cfb5" style:font-weight-asian="normal" style:font-weight-complex="normal"/>
    </style:style>
    <style:style style:name="P132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086cfb5" officeooo:paragraph-rsid="00880fa5" style:font-weight-asian="normal" style:font-weight-complex="normal"/>
    </style:style>
    <style:style style:name="P133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0a0ab80" officeooo:paragraph-rsid="00a22920" style:font-weight-asian="normal" style:font-weight-complex="normal"/>
    </style:style>
    <style:style style:name="P134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0a0ab80" officeooo:paragraph-rsid="00942fac" style:font-weight-asian="normal" style:font-weight-complex="normal"/>
    </style:style>
    <style:style style:name="P135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153b6e2" officeooo:paragraph-rsid="0153b6e2" style:font-weight-asian="normal" style:font-weight-complex="normal"/>
    </style:style>
    <style:style style:name="P136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153b6e2" officeooo:paragraph-rsid="01664057" style:font-weight-asian="normal" style:font-weight-complex="normal"/>
    </style:style>
    <style:style style:name="P137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153b6e2" officeooo:paragraph-rsid="01682f0a" style:font-weight-asian="normal" style:font-weight-complex="normal"/>
    </style:style>
    <style:style style:name="P138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153b6e2" officeooo:paragraph-rsid="016ccba0" style:font-weight-asian="normal" style:font-weight-complex="normal"/>
    </style:style>
    <style:style style:name="P139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153b6e2" officeooo:paragraph-rsid="0170ac8d" style:font-weight-asian="normal" style:font-weight-complex="normal"/>
    </style:style>
    <style:style style:name="P140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153b6e2" officeooo:paragraph-rsid="017b5228" style:font-weight-asian="normal" style:font-weight-complex="normal"/>
    </style:style>
    <style:style style:name="P141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153b6e2" officeooo:paragraph-rsid="01859849" style:font-weight-asian="normal" style:font-weight-complex="normal"/>
    </style:style>
    <style:style style:name="P142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153b6e2" officeooo:paragraph-rsid="0186bfa9" style:font-weight-asian="normal" style:font-weight-complex="normal"/>
    </style:style>
    <style:style style:name="P143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153b6e2" officeooo:paragraph-rsid="018ed946" style:font-weight-asian="normal" style:font-weight-complex="normal"/>
    </style:style>
    <style:style style:name="P144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153b6e2" officeooo:paragraph-rsid="0190bf60" style:font-weight-asian="normal" style:font-weight-complex="normal"/>
    </style:style>
    <style:style style:name="P145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192b6fd" officeooo:paragraph-rsid="0192b6fd" style:font-weight-asian="normal" style:font-weight-complex="normal"/>
    </style:style>
    <style:style style:name="P146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192b6fd" officeooo:paragraph-rsid="01949baa" style:font-weight-asian="normal" style:font-weight-complex="normal"/>
    </style:style>
    <style:style style:name="P147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0832573" officeooo:paragraph-rsid="01965851" style:font-weight-asian="normal" style:font-weight-complex="normal"/>
    </style:style>
    <style:style style:name="P148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0832573" officeooo:paragraph-rsid="01974818" style:font-weight-asian="normal" style:font-weight-complex="normal"/>
    </style:style>
    <style:style style:name="P149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1965851" officeooo:paragraph-rsid="01965851" style:font-weight-asian="normal" style:font-weight-complex="normal"/>
    </style:style>
    <style:style style:name="P150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19e3363" officeooo:paragraph-rsid="019e3363" style:font-weight-asian="normal" style:font-weight-complex="normal"/>
    </style:style>
    <style:style style:name="P151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19e3363" officeooo:paragraph-rsid="019e7fab" style:font-weight-asian="normal" style:font-weight-complex="normal"/>
    </style:style>
    <style:style style:name="P152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18cfb76" officeooo:paragraph-rsid="018ed946" style:font-weight-asian="normal" style:font-weight-complex="normal"/>
    </style:style>
    <style:style style:name="P153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06d5b6e" officeooo:paragraph-rsid="006d7383" style:font-weight-asian="bold" style:font-weight-complex="bold"/>
    </style:style>
    <style:style style:name="P154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06d5b6e" officeooo:paragraph-rsid="0077e9f3" style:font-weight-asian="bold" style:font-weight-complex="bold"/>
    </style:style>
    <style:style style:name="P155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06d5b6e" officeooo:paragraph-rsid="0079b5a6" style:font-weight-asian="bold" style:font-weight-complex="bold"/>
    </style:style>
    <style:style style:name="P156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01817b4" officeooo:paragraph-rsid="006d5b6e" style:font-weight-asian="bold" style:font-weight-complex="bold"/>
    </style:style>
    <style:style style:name="P157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0360167" officeooo:paragraph-rsid="00371683" style:font-weight-asian="bold" style:font-weight-complex="bold"/>
    </style:style>
    <style:style style:name="P158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0832573" officeooo:paragraph-rsid="00832573" style:font-weight-asian="bold" style:font-weight-complex="bold"/>
    </style:style>
    <style:style style:name="P159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0832573" officeooo:paragraph-rsid="0086cfb5" style:font-weight-asian="bold" style:font-weight-complex="bold"/>
    </style:style>
    <style:style style:name="P160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0832573" officeooo:paragraph-rsid="00880fa5" style:font-weight-asian="bold" style:font-weight-complex="bold"/>
    </style:style>
    <style:style style:name="P161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0832573" officeooo:paragraph-rsid="01974818" style:font-weight-asian="bold" style:font-weight-complex="bold"/>
    </style:style>
    <style:style style:name="P162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0832573" officeooo:paragraph-rsid="019bf740" style:font-weight-asian="bold" style:font-weight-complex="bold"/>
    </style:style>
    <style:style style:name="P163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0832573" officeooo:paragraph-rsid="019e7fab" style:font-weight-asian="bold" style:font-weight-complex="bold"/>
    </style:style>
    <style:style style:name="P164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07fadfb" officeooo:paragraph-rsid="00942fac" style:font-weight-asian="bold" style:font-weight-complex="bold"/>
    </style:style>
    <style:style style:name="P165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1521f2a" officeooo:paragraph-rsid="0153b6e2" style:font-weight-asian="bold" style:font-weight-complex="bold"/>
    </style:style>
    <style:style style:name="P166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153b6e2" officeooo:paragraph-rsid="0153b6e2" style:font-weight-asian="bold" style:font-weight-complex="bold"/>
    </style:style>
    <style:style style:name="P167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153b6e2" officeooo:paragraph-rsid="0161c914" style:font-weight-asian="bold" style:font-weight-complex="bold"/>
    </style:style>
    <style:style style:name="P168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153b6e2" officeooo:paragraph-rsid="016383fd" style:font-weight-asian="bold" style:font-weight-complex="bold"/>
    </style:style>
    <style:style style:name="P169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153b6e2" officeooo:paragraph-rsid="01682dc3" style:font-weight-asian="bold" style:font-weight-complex="bold"/>
    </style:style>
    <style:style style:name="P170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153b6e2" officeooo:paragraph-rsid="0171f914" style:font-weight-asian="bold" style:font-weight-complex="bold"/>
    </style:style>
    <style:style style:name="P171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153b6e2" officeooo:paragraph-rsid="01797390" style:font-weight-asian="bold" style:font-weight-complex="bold"/>
    </style:style>
    <style:style style:name="P172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1616c3d" officeooo:paragraph-rsid="01616c3d" style:font-weight-asian="bold" style:font-weight-complex="bold"/>
    </style:style>
    <style:style style:name="P173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1777825" officeooo:paragraph-rsid="01797390" style:font-weight-asian="bold" style:font-weight-complex="bold"/>
    </style:style>
    <style:style style:name="P174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bold" officeooo:rsid="0187751d" officeooo:paragraph-rsid="0186bfa9" style:font-weight-asian="bold" style:font-weight-complex="bold"/>
    </style:style>
    <style:style style:name="P175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letter-spacing="normal" officeooo:paragraph-rsid="00633131"/>
    </style:style>
    <style:style style:name="P176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letter-spacing="normal" officeooo:paragraph-rsid="0068f8f6"/>
    </style:style>
    <style:style style:name="P177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letter-spacing="normal" officeooo:paragraph-rsid="00698281"/>
    </style:style>
    <style:style style:name="P178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letter-spacing="normal" officeooo:paragraph-rsid="007ac562"/>
    </style:style>
    <style:style style:name="P179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text-position="0% 100%" style:font-name="Courier 10 Pitch" fo:font-size="12pt" fo:letter-spacing="normal" fo:font-style="normal" fo:font-weight="bold" officeooo:rsid="006d5b6e" officeooo:paragraph-rsid="006d5b6e" style:font-weight-asian="bold" style:font-weight-complex="bold"/>
    </style:style>
    <style:style style:name="P180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text-position="0% 100%" style:font-name="Courier 10 Pitch" fo:font-size="12pt" fo:letter-spacing="normal" fo:font-style="normal" fo:font-weight="bold" officeooo:rsid="006d5b6e" officeooo:paragraph-rsid="007671e4" style:font-weight-asian="bold" style:font-weight-complex="bold"/>
    </style:style>
    <style:style style:name="P181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text-position="0% 100%" style:font-name="Courier 10 Pitch" fo:font-size="12pt" fo:letter-spacing="normal" fo:font-style="normal" fo:font-weight="normal" officeooo:rsid="0076e927" officeooo:paragraph-rsid="0079b5a6" style:font-weight-asian="normal" style:font-weight-complex="normal"/>
    </style:style>
    <style:style style:name="P182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ff" style:font-name="Courier 10 Pitch" fo:font-size="12pt" fo:letter-spacing="normal" fo:font-style="normal" fo:font-weight="normal" officeooo:rsid="003b5995" officeooo:paragraph-rsid="0035c9d7" style:font-weight-asian="normal" style:font-weight-complex="normal"/>
    </style:style>
    <style:style style:name="P183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ff" style:font-name="Courier 10 Pitch" fo:font-size="12pt" fo:letter-spacing="normal" fo:font-style="normal" fo:font-weight="normal" officeooo:rsid="0038713a" officeooo:paragraph-rsid="003a039f" style:font-weight-asian="normal" style:font-weight-complex="normal"/>
    </style:style>
    <style:style style:name="P184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ff" style:font-name="Courier 10 Pitch" fo:font-size="12pt" fo:letter-spacing="normal" fo:font-style="normal" fo:font-weight="normal" officeooo:rsid="0038713a" officeooo:paragraph-rsid="003b5995" style:font-weight-asian="normal" style:font-weight-complex="normal"/>
    </style:style>
    <style:style style:name="P185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ff" style:font-name="Courier 10 Pitch" fo:font-size="12pt" fo:letter-spacing="normal" fo:font-style="normal" fo:font-weight="normal" officeooo:rsid="007fadfb" officeooo:paragraph-rsid="00942fac" style:font-weight-asian="normal" style:font-weight-complex="normal"/>
    </style:style>
    <style:style style:name="P186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ff" style:font-name="Courier 10 Pitch" fo:font-size="12pt" fo:letter-spacing="normal" fo:font-style="normal" fo:font-weight="normal" officeooo:rsid="00a22920" officeooo:paragraph-rsid="00a22920" style:font-weight-asian="normal" style:font-weight-complex="normal"/>
    </style:style>
    <style:style style:name="P187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ff" style:font-name="Courier 10 Pitch" fo:font-size="12pt" fo:letter-spacing="normal" fo:font-style="normal" fo:font-weight="bold" officeooo:rsid="0035c9d7" officeooo:paragraph-rsid="0035c9d7" style:font-weight-asian="bold" style:font-weight-complex="bold"/>
    </style:style>
    <style:style style:name="P188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ff" style:font-name="Courier 10 Pitch" fo:font-size="12pt" fo:letter-spacing="normal" fo:font-style="normal" fo:font-weight="bold" officeooo:rsid="0035c9d7" officeooo:paragraph-rsid="003632f3" style:font-weight-asian="bold" style:font-weight-complex="bold"/>
    </style:style>
    <style:style style:name="P189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ff" style:font-name="Courier 10 Pitch" fo:font-size="12pt" fo:letter-spacing="normal" fo:font-style="normal" fo:font-weight="bold" officeooo:rsid="0035c9d7" officeooo:paragraph-rsid="00371683" style:font-weight-asian="bold" style:font-weight-complex="bold"/>
    </style:style>
    <style:style style:name="P190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ff" style:font-name="Courier 10 Pitch" fo:font-size="12pt" fo:letter-spacing="normal" fo:font-style="normal" fo:font-weight="bold" officeooo:rsid="0038713a" officeooo:paragraph-rsid="0038713a" style:font-weight-asian="bold" style:font-weight-complex="bold"/>
    </style:style>
    <style:style style:name="P191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ff" style:font-name="Courier 10 Pitch" fo:font-size="12pt" fo:letter-spacing="normal" fo:font-style="normal" fo:font-weight="bold" officeooo:rsid="00a22920" officeooo:paragraph-rsid="00a22920" style:font-weight-asian="bold" style:font-weight-complex="bold"/>
    </style:style>
    <style:style style:name="P192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661900" style:font-name="Courier 10 Pitch" fo:font-size="12pt" fo:letter-spacing="normal" fo:font-style="normal" fo:font-weight="bold" officeooo:rsid="002dd129" officeooo:paragraph-rsid="002dd129" style:font-weight-asian="bold" style:font-weight-complex="bold"/>
    </style:style>
    <style:style style:name="P193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661900" style:font-name="Courier 10 Pitch" fo:font-size="12pt" fo:letter-spacing="normal" fo:font-style="normal" fo:font-weight="bold" officeooo:rsid="006d5b6e" officeooo:paragraph-rsid="007671e4" style:font-weight-asian="bold" style:font-weight-complex="bold"/>
    </style:style>
    <style:style style:name="P194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661900" style:font-name="Courier 10 Pitch" fo:font-size="12pt" fo:letter-spacing="normal" fo:font-style="normal" fo:font-weight="bold" officeooo:rsid="006d5b6e" officeooo:paragraph-rsid="00739949" style:font-weight-asian="bold" style:font-weight-complex="bold"/>
    </style:style>
    <style:style style:name="P195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661900" style:font-name="Courier 10 Pitch" fo:font-size="12pt" fo:letter-spacing="normal" fo:font-style="normal" fo:font-weight="bold" officeooo:rsid="001817b4" officeooo:paragraph-rsid="006d5b6e" style:font-weight-asian="bold" style:font-weight-complex="bold"/>
    </style:style>
    <style:style style:name="P196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661900" style:font-name="Courier 10 Pitch" fo:font-size="12pt" fo:letter-spacing="normal" fo:font-style="normal" fo:font-weight="normal" officeooo:paragraph-rsid="006b18e6" style:font-weight-asian="normal" style:font-weight-complex="normal"/>
    </style:style>
    <style:style style:name="P197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661900" style:font-name="Courier 10 Pitch" fo:letter-spacing="normal" fo:font-weight="bold" officeooo:paragraph-rsid="006446c8" style:font-weight-asian="bold" style:font-weight-complex="bold"/>
    </style:style>
    <style:style style:name="P198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353833" style:text-position="0% 100%" style:font-name="Courier 10 Pitch" fo:font-size="12pt" fo:letter-spacing="normal" fo:font-style="normal" fo:font-weight="normal" officeooo:rsid="002d6985" officeooo:paragraph-rsid="006d5b6e" style:font-weight-asian="normal" style:font-weight-complex="normal"/>
    </style:style>
    <style:style style:name="P199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252525" style:font-name="Courier 10 Pitch" fo:letter-spacing="normal" fo:language="en" fo:country="US" fo:font-style="normal" fo:font-weight="normal" officeooo:rsid="00a7e5fb" officeooo:paragraph-rsid="00a7e5fb"/>
    </style:style>
    <style:style style:name="P200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ff0000" style:font-name="Courier 10 Pitch" fo:font-size="12pt" fo:letter-spacing="normal" fo:font-style="normal" fo:font-weight="bold" officeooo:rsid="01521f2a" officeooo:paragraph-rsid="01521f2a" style:font-weight-asian="bold" style:font-weight-complex="bold"/>
    </style:style>
    <style:style style:name="P201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style:font-name="Courier 10 Pitch" officeooo:paragraph-rsid="007bc528"/>
    </style:style>
    <style:style style:name="P202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style:font-name="Courier 10 Pitch" officeooo:paragraph-rsid="00942fac"/>
    </style:style>
    <style:style style:name="P203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style:font-name="Courier 10 Pitch" officeooo:paragraph-rsid="00990055"/>
    </style:style>
    <style:style style:name="P204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style:font-name="Courier 10 Pitch" fo:font-size="12pt" fo:font-style="normal" fo:font-weight="normal" officeooo:rsid="003b5995" officeooo:paragraph-rsid="007bc528" style:font-weight-asian="normal" style:font-weight-complex="normal"/>
    </style:style>
    <style:style style:name="P205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style:font-name="Courier 10 Pitch" officeooo:rsid="00a3f4a8" officeooo:paragraph-rsid="00a3f4a8"/>
    </style:style>
    <style:style style:name="P206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style:font-name="Courier 10 Pitch" officeooo:rsid="00a5994e" officeooo:paragraph-rsid="00a5994e"/>
    </style:style>
    <style:style style:name="P207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style:font-name="Courier 10 Pitch" officeooo:rsid="00a5994e" officeooo:paragraph-rsid="00a686c5"/>
    </style:style>
    <style:style style:name="P208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color="#0000cc" style:font-name="Courier 10 Pitch" fo:font-weight="bold" officeooo:rsid="00990055" officeooo:paragraph-rsid="00990055" style:font-weight-asian="bold" style:font-weight-complex="bold"/>
    </style:style>
    <style:style style:name="P209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color="#cc0000" style:font-name="Courier 10 Pitch" officeooo:rsid="00a704eb" officeooo:paragraph-rsid="00a704eb"/>
    </style:style>
    <style:style style:name="P210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color="#cc0000" style:font-name="Courier 10 Pitch" officeooo:rsid="00a704eb" officeooo:paragraph-rsid="00a7e5fb"/>
    </style:style>
    <style:style style:name="P211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color="#000000" style:font-name="Courier 10 Pitch" officeooo:rsid="00a7e5fb" officeooo:paragraph-rsid="00a7e5fb"/>
    </style:style>
    <style:style style:name="P212" style:family="paragraph" style:parent-style-name="Standard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style:font-name="Courier 10 Pitch" officeooo:rsid="009cc91c" officeooo:paragraph-rsid="00a0ab80"/>
    </style:style>
    <style:style style:name="P213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fo:color="#cc0000" style:font-name="Courier 10 Pitch" fo:font-size="12pt" fo:letter-spacing="normal" fo:font-style="normal" fo:font-weight="normal" officeooo:rsid="007fadfb" officeooo:paragraph-rsid="007fadfb" style:font-weight-asian="normal" style:font-weight-complex="normal"/>
    </style:style>
    <style:style style:name="P214" style:family="paragraph" style:parent-style-name="Table_20_Contents">
      <style:text-properties style:font-name="Courier 10 Pitch" fo:font-size="12pt" officeooo:rsid="0079b5a6" officeooo:paragraph-rsid="0079b5a6"/>
    </style:style>
    <style:style style:name="P215" style:family="paragraph" style:parent-style-name="Table_20_Contents">
      <style:text-properties style:font-name="Courier 10 Pitch" fo:font-size="12pt" officeooo:rsid="007ac562" officeooo:paragraph-rsid="007ac562"/>
    </style:style>
    <style:style style:name="P216" style:family="paragraph" style:parent-style-name="Table_20_Contents">
      <style:text-properties style:font-name="Courier 10 Pitch" fo:font-size="12pt" officeooo:rsid="01602867" officeooo:paragraph-rsid="01602867"/>
    </style:style>
    <style:style style:name="P217" style:family="paragraph" style:parent-style-name="Text_20_body">
      <style:text-properties fo:font-variant="normal" fo:text-transform="none" fo:color="#000000" style:font-name="Courier 10 Pitch" fo:font-size="12pt" fo:letter-spacing="normal" fo:font-style="normal" fo:font-weight="bold" officeooo:rsid="000f4164" officeooo:paragraph-rsid="0029304d" style:font-size-asian="12pt" style:font-weight-asian="bold" style:font-size-complex="12pt" style:font-weight-complex="bold"/>
    </style:style>
    <style:style style:name="P218" style:family="paragraph" style:parent-style-name="Text_20_body">
      <style:text-properties fo:font-variant="normal" fo:text-transform="none" fo:color="#000000" style:font-name="Courier 10 Pitch" fo:font-size="12pt" fo:letter-spacing="normal" fo:font-style="normal" fo:font-weight="bold" officeooo:rsid="000f4164" officeooo:paragraph-rsid="00e4ad3c" style:font-size-asian="12pt" style:font-weight-asian="bold" style:font-size-complex="12pt" style:font-weight-complex="bold"/>
    </style:style>
    <style:style style:name="P219" style:family="paragraph" style:parent-style-name="Text_20_body">
      <style:text-properties fo:font-variant="normal" fo:text-transform="none" fo:color="#080e14" fo:letter-spacing="normal" officeooo:paragraph-rsid="01430f46"/>
    </style:style>
    <style:style style:name="P220" style:family="paragraph" style:parent-style-name="Text_20_body">
      <style:text-properties fo:font-variant="normal" fo:text-transform="none" fo:color="#080e14" fo:letter-spacing="normal" officeooo:paragraph-rsid="01435561"/>
    </style:style>
    <style:style style:name="P221" style:family="paragraph" style:parent-style-name="Text_20_body">
      <style:text-properties fo:font-variant="normal" fo:text-transform="none" fo:color="#080e14" fo:letter-spacing="normal" officeooo:paragraph-rsid="014575e3"/>
    </style:style>
    <style:style style:name="P222" style:family="paragraph" style:parent-style-name="Text_20_body">
      <style:text-properties officeooo:paragraph-rsid="01420619"/>
    </style:style>
    <style:style style:name="P223" style:family="paragraph" style:parent-style-name="Heading_20_3">
      <style:text-properties fo:font-variant="normal" fo:text-transform="none" fo:color="#cc0000" style:font-name="Courier 10 Pitch" fo:font-size="12pt" fo:letter-spacing="normal" fo:font-style="normal" fo:font-weight="bold" officeooo:rsid="000f4164" officeooo:paragraph-rsid="0029304d" style:font-size-asian="12pt" style:font-weight-asian="bold" style:font-size-complex="12pt" style:font-weight-complex="bold"/>
    </style:style>
    <style:style style:name="P224" style:family="paragraph" style:parent-style-name="Heading_20_2">
      <style:text-properties fo:font-variant="normal" fo:text-transform="none" fo:color="#cc0000" style:font-name="Courier 10 Pitch" fo:font-size="12pt" fo:letter-spacing="normal" fo:font-style="normal" fo:font-weight="bold" officeooo:rsid="000f4164" officeooo:paragraph-rsid="00e4ad3c" style:font-size-asian="12pt" style:font-weight-asian="bold" style:font-size-complex="12pt" style:font-weight-complex="bold"/>
    </style:style>
    <style:style style:name="P225" style:family="paragraph" style:parent-style-name="Standard" style:list-style-name="L1">
      <style:text-properties fo:font-variant="normal" fo:text-transform="none" fo:color="#000000" style:font-name="Courier 10 Pitch" fo:font-size="12pt" fo:letter-spacing="normal" fo:font-style="normal" fo:font-weight="normal" officeooo:paragraph-rsid="00190829" style:font-weight-asian="normal" style:font-weight-complex="normal"/>
    </style:style>
    <style:style style:name="P226" style:family="paragraph" style:parent-style-name="Text_20_body" style:list-style-name="L1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style:font-weight-asian="normal" style:font-weight-complex="normal"/>
    </style:style>
    <style:style style:name="P227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153b6e2" officeooo:paragraph-rsid="0153b6e2" style:font-weight-asian="normal" style:font-weight-complex="normal"/>
    </style:style>
    <style:style style:name="P228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153b6e2" officeooo:paragraph-rsid="01d98057" style:font-weight-asian="normal" style:font-weight-complex="normal"/>
    </style:style>
    <style:style style:name="P229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rsid="01d77b74" officeooo:paragraph-rsid="01d77b74" style:font-weight-asian="normal" style:font-weight-complex="normal"/>
    </style:style>
    <style:style style:name="P230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paragraph-rsid="0153b6e2"/>
    </style:style>
    <style:style style:name="P231" style:family="paragraph" style:parent-style-name="Text_20_body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officeooo:paragraph-rsid="01d98057"/>
    </style:style>
    <style:style style:name="P232" style:family="paragraph" style:parent-style-name="Text_20_body" style:list-style-name="L1">
      <style:paragraph-properties fo:margin-left="0cm" fo:margin-right="0cm" fo:line-height="140%" fo:widows="1" fo:text-indent="0cm" style:auto-text-indent="false" fo:padding="0cm" fo:border="none"/>
      <style:text-properties fo:font-variant="normal" fo:text-transform="none" fo:color="#000000" style:font-name="Courier 10 Pitch" fo:font-size="12pt" fo:letter-spacing="normal" fo:font-style="normal" fo:font-weight="normal" style:font-weight-asian="normal" style:font-weight-complex="normal"/>
    </style:style>
    <style:style style:name="P233" style:family="paragraph" style:parent-style-name="Heading_20_1">
      <style:paragraph-properties fo:margin-left="0cm" fo:margin-right="0cm" fo:margin-top="0cm" fo:margin-bottom="0cm" loext:contextual-spacing="false" fo:line-height="140%" fo:widows="1" fo:text-indent="0cm" style:auto-text-indent="false" fo:padding="0cm" fo:border="none"/>
      <style:text-properties fo:color="#000000" style:font-name="Courier 10 Pitch" fo:font-size="12pt" fo:font-weight="bold" officeooo:paragraph-rsid="00a7e5fb" style:font-size-asian="12pt" style:font-weight-asian="bold" style:font-size-complex="12pt" style:font-weight-complex="bold"/>
    </style:style>
    <style:style style:name="T1" style:family="text">
      <style:text-properties officeooo:rsid="00137f0a"/>
    </style:style>
    <style:style style:name="T2" style:family="text">
      <style:text-properties officeooo:rsid="00190829"/>
    </style:style>
    <style:style style:name="T3" style:family="text">
      <style:text-properties officeooo:rsid="002b2a7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b2a76" style:font-weight-asian="normal" style:font-weight-complex="normal"/>
    </style:style>
    <style:style style:name="T6" style:family="text">
      <style:text-properties fo:font-weight="normal" officeooo:rsid="003b5995" style:font-weight-asian="normal" style:font-weight-complex="normal"/>
    </style:style>
    <style:style style:name="T7" style:family="text">
      <style:text-properties fo:font-weight="normal" officeooo:rsid="008360f8" style:font-weight-asian="normal" style:font-weight-complex="normal"/>
    </style:style>
    <style:style style:name="T8" style:family="text">
      <style:text-properties fo:font-weight="normal" officeooo:rsid="0084119e" style:font-weight-asian="normal" style:font-weight-complex="normal"/>
    </style:style>
    <style:style style:name="T9" style:family="text">
      <style:text-properties fo:font-weight="normal" officeooo:rsid="00859c33" style:font-weight-asian="normal" style:font-weight-complex="normal"/>
    </style:style>
    <style:style style:name="T10" style:family="text">
      <style:text-properties fo:font-weight="normal" officeooo:rsid="0086cfb5" style:font-weight-asian="normal" style:font-weight-complex="normal"/>
    </style:style>
    <style:style style:name="T11" style:family="text">
      <style:text-properties fo:font-weight="normal" officeooo:rsid="00878652" style:font-weight-asian="normal" style:font-weight-complex="normal"/>
    </style:style>
    <style:style style:name="T12" style:family="text">
      <style:text-properties fo:font-weight="normal" officeooo:rsid="0088a3a8" style:font-weight-asian="normal" style:font-weight-complex="normal"/>
    </style:style>
    <style:style style:name="T13" style:family="text">
      <style:text-properties fo:font-weight="normal" officeooo:rsid="008994e3" style:font-weight-asian="normal" style:font-weight-complex="normal"/>
    </style:style>
    <style:style style:name="T14" style:family="text">
      <style:text-properties fo:font-weight="normal" officeooo:rsid="0153b6e2" style:font-weight-asian="normal" style:font-weight-complex="normal"/>
    </style:style>
    <style:style style:name="T15" style:family="text">
      <style:text-properties fo:font-weight="normal" officeooo:rsid="0161c914" style:font-weight-asian="normal" style:font-weight-complex="normal"/>
    </style:style>
    <style:style style:name="T16" style:family="text">
      <style:text-properties fo:font-weight="normal" officeooo:rsid="0163fabd" style:font-weight-asian="normal" style:font-weight-complex="normal"/>
    </style:style>
    <style:style style:name="T17" style:family="text">
      <style:text-properties fo:font-weight="normal" officeooo:rsid="019e3363" style:font-weight-asian="normal" style:font-weight-complex="normal"/>
    </style:style>
    <style:style style:name="T18" style:family="text">
      <style:text-properties fo:font-weight="normal" officeooo:rsid="019e7fab" style:font-weight-asian="normal" style:font-weight-complex="normal"/>
    </style:style>
    <style:style style:name="T19" style:family="text">
      <style:text-properties fo:font-weight="normal" officeooo:rsid="01ade1ff" style:font-weight-asian="normal" style:font-weight-complex="normal"/>
    </style:style>
    <style:style style:name="T20" style:family="text">
      <style:text-properties fo:font-weight="normal" officeooo:rsid="01af8309" style:font-weight-asian="normal" style:font-weight-complex="normal"/>
    </style:style>
    <style:style style:name="T21" style:family="text">
      <style:text-properties fo:font-weight="normal" officeooo:rsid="01b0cf15" style:font-weight-asian="normal" style:font-weight-complex="normal"/>
    </style:style>
    <style:style style:name="T22" style:family="text">
      <style:text-properties fo:font-weight="normal" officeooo:rsid="01b26c71" style:font-weight-asian="normal" style:font-weight-complex="normal"/>
    </style:style>
    <style:style style:name="T23" style:family="text">
      <style:text-properties fo:font-weight="normal" officeooo:rsid="01b43c8e" style:font-weight-asian="normal" style:font-weight-complex="normal"/>
    </style:style>
    <style:style style:name="T24" style:family="text">
      <style:text-properties fo:font-weight="normal" officeooo:rsid="01bcac4f" style:font-weight-asian="normal" style:font-weight-complex="normal"/>
    </style:style>
    <style:style style:name="T25" style:family="text">
      <style:text-properties fo:font-weight="normal" officeooo:rsid="01bcf769" style:font-weight-asian="normal" style:font-weight-complex="normal"/>
    </style:style>
    <style:style style:name="T26" style:family="text">
      <style:text-properties fo:font-weight="normal" officeooo:rsid="01c1d2b3" style:font-weight-asian="normal" style:font-weight-complex="normal"/>
    </style:style>
    <style:style style:name="T27" style:family="text">
      <style:text-properties fo:font-weight="normal" officeooo:rsid="01c35964" style:font-weight-asian="normal" style:font-weight-complex="normal"/>
    </style:style>
    <style:style style:name="T28" style:family="text">
      <style:text-properties fo:font-weight="normal" officeooo:rsid="01d2de00" style:font-weight-asian="normal" style:font-weight-complex="normal"/>
    </style:style>
    <style:style style:name="T29" style:family="text">
      <style:text-properties style:text-position="sub 58%" fo:font-weight="normal" officeooo:rsid="002b2a76" style:font-weight-asian="normal" style:font-weight-complex="normal"/>
    </style:style>
    <style:style style:name="T30" style:family="text">
      <style:text-properties style:text-position="0% 100%"/>
    </style:style>
    <style:style style:name="T31" style:family="text">
      <style:text-properties style:text-position="0% 100%" fo:font-weight="normal" officeooo:rsid="002be9ce" style:font-weight-asian="normal" style:font-weight-complex="normal"/>
    </style:style>
    <style:style style:name="T32" style:family="text">
      <style:text-properties style:text-position="0% 100%" fo:font-weight="normal" officeooo:rsid="002b2a76" style:font-weight-asian="normal" style:font-weight-complex="normal"/>
    </style:style>
    <style:style style:name="T33" style:family="text">
      <style:text-properties style:text-position="0% 100%" fo:font-weight="normal" officeooo:rsid="0070dce5" style:font-weight-asian="normal" style:font-weight-complex="normal"/>
    </style:style>
    <style:style style:name="T34" style:family="text">
      <style:text-properties style:text-position="0% 100%" fo:font-weight="normal" officeooo:rsid="0076e927" style:font-weight-asian="normal" style:font-weight-complex="normal"/>
    </style:style>
    <style:style style:name="T35" style:family="text">
      <style:text-properties style:text-position="0% 100%" fo:font-weight="normal" officeooo:rsid="0077e9f3" style:font-weight-asian="normal" style:font-weight-complex="normal"/>
    </style:style>
    <style:style style:name="T36" style:family="text">
      <style:text-properties style:text-position="0% 100%" fo:font-weight="normal" officeooo:rsid="0079b5a6" style:font-weight-asian="normal" style:font-weight-complex="normal"/>
    </style:style>
    <style:style style:name="T37" style:family="text">
      <style:text-properties style:text-position="0% 100%" officeooo:rsid="002d6985"/>
    </style:style>
    <style:style style:name="T38" style:family="text">
      <style:text-properties style:text-position="0% 100%" officeooo:rsid="006d7383"/>
    </style:style>
    <style:style style:name="T39" style:family="text">
      <style:text-properties style:text-position="0% 100%" officeooo:rsid="00726b2c"/>
    </style:style>
    <style:style style:name="T40" style:family="text">
      <style:text-properties style:text-position="0% 100%" officeooo:rsid="007671e4"/>
    </style:style>
    <style:style style:name="T41" style:family="text">
      <style:text-properties style:text-position="0% 100%" fo:font-size="12pt" fo:font-style="normal" fo:font-weight="normal" officeooo:rsid="002be9ce" style:font-weight-asian="normal" style:font-weight-complex="normal"/>
    </style:style>
    <style:style style:name="T42" style:family="text">
      <style:text-properties style:text-position="0% 100%" fo:font-size="12pt" fo:font-style="normal" fo:font-weight="normal" officeooo:rsid="002f3662" style:font-weight-asian="normal" style:font-weight-complex="normal"/>
    </style:style>
    <style:style style:name="T43" style:family="text">
      <style:text-properties style:text-position="0% 100%" fo:font-size="12pt" fo:font-style="normal" fo:font-weight="normal" officeooo:rsid="0079b5a6" style:font-weight-asian="normal" style:font-weight-complex="normal"/>
    </style:style>
    <style:style style:name="T44" style:family="text">
      <style:text-properties style:text-position="0% 100%" fo:font-size="12pt" fo:font-style="normal" fo:font-weight="normal" officeooo:rsid="007ac562" style:font-weight-asian="normal" style:font-weight-complex="normal"/>
    </style:style>
    <style:style style:name="T45" style:family="text">
      <style:text-properties fo:color="#6600ff" fo:font-weight="normal" officeooo:rsid="002b2a76" style:font-weight-asian="normal" style:font-weight-complex="normal"/>
    </style:style>
    <style:style style:name="T46" style:family="text">
      <style:text-properties fo:color="#6600ff" style:text-position="sub 58%" fo:font-weight="normal" officeooo:rsid="002b2a76" style:font-weight-asian="normal" style:font-weight-complex="normal"/>
    </style:style>
    <style:style style:name="T47" style:family="text">
      <style:text-properties fo:color="#6600ff" style:text-position="sub 58%" fo:font-weight="normal" officeooo:rsid="002be9ce" style:font-weight-asian="normal" style:font-weight-complex="normal"/>
    </style:style>
    <style:style style:name="T48" style:family="text">
      <style:text-properties fo:color="#6600ff" style:text-position="sub 58%" fo:font-weight="normal" officeooo:rsid="0077e9f3" style:font-weight-asian="normal" style:font-weight-complex="normal"/>
    </style:style>
    <style:style style:name="T49" style:family="text">
      <style:text-properties fo:color="#6600ff" style:text-position="sub 58%" fo:font-weight="normal" officeooo:rsid="007a0645" style:font-weight-asian="normal" style:font-weight-complex="normal"/>
    </style:style>
    <style:style style:name="T50" style:family="text">
      <style:text-properties fo:color="#6600ff" style:text-position="sub 58%" fo:font-size="12pt" fo:font-style="normal" fo:font-weight="normal" officeooo:rsid="002f3662" style:font-weight-asian="normal" style:font-weight-complex="normal"/>
    </style:style>
    <style:style style:name="T51" style:family="text">
      <style:text-properties fo:color="#6600ff" style:text-position="sub 58%" fo:font-size="12pt" fo:font-style="normal" fo:font-weight="normal" officeooo:rsid="007ac562" style:font-weight-asian="normal" style:font-weight-complex="normal"/>
    </style:style>
    <style:style style:name="T52" style:family="text">
      <style:text-properties fo:color="#6600ff" style:text-position="0% 100%" fo:font-weight="normal" officeooo:rsid="002b2a76" style:font-weight-asian="normal" style:font-weight-complex="normal"/>
    </style:style>
    <style:style style:name="T53" style:family="text">
      <style:text-properties fo:color="#6600ff" style:text-position="0% 100%" fo:font-weight="normal" officeooo:rsid="002be9ce" style:font-weight-asian="normal" style:font-weight-complex="normal"/>
    </style:style>
    <style:style style:name="T54" style:family="text">
      <style:text-properties fo:color="#6600ff" style:text-position="0% 100%" fo:font-weight="normal" officeooo:rsid="002f3662" style:font-weight-asian="normal" style:font-weight-complex="normal"/>
    </style:style>
    <style:style style:name="T55" style:family="text">
      <style:text-properties fo:color="#6600ff" style:text-position="0% 100%" fo:font-weight="normal" officeooo:rsid="0077e9f3" style:font-weight-asian="normal" style:font-weight-complex="normal"/>
    </style:style>
    <style:style style:name="T56" style:family="text">
      <style:text-properties fo:color="#6600ff" style:text-position="0% 100%" fo:font-weight="normal" officeooo:rsid="0079b5a6" style:font-weight-asian="normal" style:font-weight-complex="normal"/>
    </style:style>
    <style:style style:name="T57" style:family="text">
      <style:text-properties fo:color="#6600ff" style:text-position="0% 100%" fo:font-size="12pt" fo:font-style="normal" fo:font-weight="normal" officeooo:rsid="002f3662" style:font-weight-asian="normal" style:font-weight-complex="normal"/>
    </style:style>
    <style:style style:name="T58" style:family="text">
      <style:text-properties fo:color="#6600ff" style:text-position="0% 100%" fo:font-size="12pt" fo:font-style="normal" fo:font-weight="normal" officeooo:rsid="007ac562" style:font-weight-asian="normal" style:font-weight-complex="normal"/>
    </style:style>
    <style:style style:name="T59" style:family="text">
      <style:text-properties fo:color="#6600ff" style:text-position="super 58%" fo:font-weight="normal" officeooo:rsid="0077e9f3" style:font-weight-asian="normal" style:font-weight-complex="normal"/>
    </style:style>
    <style:style style:name="T60" style:family="text">
      <style:text-properties fo:color="#6600ff" style:text-position="super 58%" fo:font-weight="normal" officeooo:rsid="007a0645" style:font-weight-asian="normal" style:font-weight-complex="normal"/>
    </style:style>
    <style:style style:name="T61" style:family="text">
      <style:text-properties fo:color="#6600ff" style:text-position="super 58%" fo:font-weight="normal" officeooo:rsid="0079b5a6" style:font-weight-asian="normal" style:font-weight-complex="normal"/>
    </style:style>
    <style:style style:name="T62" style:family="text">
      <style:text-properties fo:color="#6600ff" style:text-position="super 58%" fo:font-size="12pt" fo:font-style="normal" fo:font-weight="normal" officeooo:rsid="007ac562" style:font-weight-asian="normal" style:font-weight-complex="normal"/>
    </style:style>
    <style:style style:name="T63" style:family="text">
      <style:text-properties fo:font-variant="normal" fo:text-transform="none" fo:color="#661900" fo:font-size="12pt" fo:letter-spacing="normal" fo:font-style="normal" fo:font-weight="normal" officeooo:rsid="003b5995" style:font-weight-asian="normal" style:font-weight-complex="normal"/>
    </style:style>
    <style:style style:name="T64" style:family="text">
      <style:text-properties fo:font-variant="normal" fo:text-transform="none" fo:color="#661900" fo:font-size="12pt" fo:letter-spacing="normal" fo:font-style="normal" fo:font-weight="bold" officeooo:rsid="003b5995" style:font-weight-asian="bold" style:font-weight-complex="bold"/>
    </style:style>
    <style:style style:name="T65" style:family="text">
      <style:text-properties fo:font-variant="normal" fo:text-transform="none" fo:color="#000000" fo:font-size="12pt" fo:letter-spacing="normal" fo:font-style="normal" fo:font-weight="normal" officeooo:rsid="007fadfb" style:font-weight-asian="normal" style:font-weight-complex="normal"/>
    </style:style>
    <style:style style:name="T66" style:family="text">
      <style:text-properties fo:font-variant="normal" fo:text-transform="none" fo:color="#000000" style:font-name="Raleway" fo:font-size="12pt" fo:letter-spacing="normal" fo:font-style="normal" fo:font-weight="normal" officeooo:rsid="00d7a71a" style:font-weight-asian="normal" style:font-weight-complex="normal"/>
    </style:style>
    <style:style style:name="T67" style:family="text">
      <style:text-properties fo:font-variant="normal" fo:text-transform="none" fo:color="#000000" style:font-name="Courier 10 Pitch" fo:font-size="12pt" fo:letter-spacing="normal" fo:font-style="normal" fo:font-weight="bold" officeooo:rsid="01420619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000000" style:font-name="Courier 10 Pitch" fo:font-size="12pt" fo:letter-spacing="normal" fo:font-style="normal" fo:font-weight="bold" officeooo:rsid="01435561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080e14" style:font-name="Raleway" fo:font-size="12pt" fo:letter-spacing="normal" fo:font-style="normal"/>
    </style:style>
    <style:style style:name="T70" style:family="text">
      <style:text-properties fo:font-variant="normal" fo:text-transform="none" fo:color="#080e14" style:font-name="Raleway" fo:font-size="12pt" fo:letter-spacing="normal" fo:font-style="normal" fo:font-weight="normal"/>
    </style:style>
    <style:style style:name="T71" style:family="text">
      <style:text-properties fo:font-variant="normal" fo:text-transform="none" fo:color="#080e14" style:font-name="Raleway" fo:font-size="12pt" fo:letter-spacing="normal" fo:font-style="normal" fo:font-weight="normal" officeooo:rsid="00f8894a"/>
    </style:style>
    <style:style style:name="T72" style:family="text">
      <style:text-properties fo:font-variant="normal" fo:text-transform="none" fo:color="#080e14" style:font-name="Raleway" fo:font-size="12pt" fo:letter-spacing="normal" fo:font-style="normal" fo:font-weight="normal" officeooo:rsid="019f75bd"/>
    </style:style>
    <style:style style:name="T73" style:family="text">
      <style:text-properties fo:font-variant="normal" fo:text-transform="none" fo:color="#080e14" style:font-name="Raleway" fo:font-size="12pt" fo:letter-spacing="normal" fo:font-style="normal" fo:font-weight="normal" style:font-weight-asian="normal" style:font-weight-complex="normal"/>
    </style:style>
    <style:style style:name="T74" style:family="text">
      <style:text-properties fo:font-variant="normal" fo:text-transform="none" fo:color="#080e14" style:font-name="Raleway" fo:font-size="12pt" fo:letter-spacing="normal" fo:font-style="normal" fo:font-weight="normal" officeooo:rsid="01c35964" style:font-weight-asian="normal" style:font-weight-complex="normal"/>
    </style:style>
    <style:style style:name="T75" style:family="text">
      <style:text-properties fo:font-variant="normal" fo:text-transform="none" fo:color="#080e14" style:font-name="Raleway" fo:font-size="12pt" fo:letter-spacing="normal" fo:font-style="normal" fo:font-weight="normal" officeooo:rsid="01cec74d" style:font-weight-asian="normal" style:font-weight-complex="normal"/>
    </style:style>
    <style:style style:name="T76" style:family="text">
      <style:text-properties fo:font-variant="normal" fo:text-transform="none" fo:color="#080e14" style:font-name="Raleway" fo:font-size="12pt" fo:letter-spacing="normal" fo:font-style="normal" style:font-weight-asian="bold" style:font-weight-complex="bold"/>
    </style:style>
    <style:style style:name="T77" style:family="text">
      <style:text-properties fo:font-variant="normal" fo:text-transform="none" fo:color="#080e14" style:font-name="Courier 10 Pitch" fo:font-size="12pt" fo:letter-spacing="normal" fo:font-style="normal" fo:font-weight="normal"/>
    </style:style>
    <style:style style:name="T78" style:family="text">
      <style:text-properties fo:font-variant="normal" fo:text-transform="none" fo:color="#801900" style:font-name="Courier 10 Pitch" fo:font-size="12pt" fo:letter-spacing="normal" fo:font-style="normal" fo:font-weight="bold" style:font-weight-asian="bold" style:font-weight-complex="bold"/>
    </style:style>
    <style:style style:name="T79" style:family="text">
      <style:text-properties fo:font-variant="normal" fo:text-transform="none" fo:letter-spacing="normal" fo:language="en" fo:country="US" fo:font-style="normal" officeooo:rsid="00a7e5fb"/>
    </style:style>
    <style:style style:name="T80" style:family="text">
      <style:text-properties fo:font-variant="normal" fo:text-transform="none" fo:letter-spacing="normal" fo:language="en" fo:country="US" fo:font-style="normal" officeooo:rsid="0118e255"/>
    </style:style>
    <style:style style:name="T81" style:family="text">
      <style:text-properties fo:color="#ff3333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officeooo:rsid="001334b0" style:font-weight-asian="bold" style:font-weight-complex="bold"/>
    </style:style>
    <style:style style:name="T84" style:family="text">
      <style:text-properties fo:font-weight="bold" officeooo:rsid="0044da4e" style:font-weight-asian="bold" style:font-weight-complex="bold"/>
    </style:style>
    <style:style style:name="T85" style:family="text">
      <style:text-properties fo:font-weight="bold" officeooo:rsid="005fa194" style:font-weight-asian="bold" style:font-weight-complex="bold"/>
    </style:style>
    <style:style style:name="T86" style:family="text">
      <style:text-properties fo:font-weight="bold" officeooo:rsid="006b18e6" style:font-weight-asian="bold" style:font-weight-complex="bold"/>
    </style:style>
    <style:style style:name="T87" style:family="text">
      <style:text-properties fo:font-weight="bold" officeooo:rsid="00726b2c" style:font-weight-asian="bold" style:font-weight-complex="bold"/>
    </style:style>
    <style:style style:name="T88" style:family="text">
      <style:text-properties fo:font-weight="bold" officeooo:rsid="00b694ac" style:font-weight-asian="bold" style:font-weight-complex="bold"/>
    </style:style>
    <style:style style:name="T89" style:family="text">
      <style:text-properties fo:font-weight="bold" officeooo:rsid="0193e523" style:font-weight-asian="bold" style:font-weight-complex="bold"/>
    </style:style>
    <style:style style:name="T90" style:family="text">
      <style:text-properties fo:font-weight="bold" officeooo:rsid="01974818" style:font-weight-asian="bold" style:font-weight-complex="bold"/>
    </style:style>
    <style:style style:name="T91" style:family="text">
      <style:text-properties fo:font-weight="bold" officeooo:rsid="01949baa" style:font-weight-asian="bold" style:font-weight-complex="bold"/>
    </style:style>
    <style:style style:name="T92" style:family="text">
      <style:text-properties fo:color="#000000"/>
    </style:style>
    <style:style style:name="T93" style:family="text">
      <style:text-properties fo:color="#000000" fo:font-weight="normal" style:font-weight-asian="normal" style:font-weight-complex="normal"/>
    </style:style>
    <style:style style:name="T94" style:family="text">
      <style:text-properties fo:color="#000000" fo:font-weight="normal" officeooo:rsid="003632f3" style:font-weight-asian="normal" style:font-weight-complex="normal"/>
    </style:style>
    <style:style style:name="T95" style:family="text">
      <style:text-properties fo:color="#000000" fo:font-weight="normal" officeooo:rsid="00371683" style:font-weight-asian="normal" style:font-weight-complex="normal"/>
    </style:style>
    <style:style style:name="T96" style:family="text">
      <style:text-properties fo:color="#000000" fo:font-weight="normal" officeooo:rsid="0039434e" style:font-weight-asian="normal" style:font-weight-complex="normal"/>
    </style:style>
    <style:style style:name="T97" style:family="text">
      <style:text-properties fo:color="#000000" fo:font-weight="normal" officeooo:rsid="008ca759" style:font-weight-asian="normal" style:font-weight-complex="normal"/>
    </style:style>
    <style:style style:name="T98" style:family="text">
      <style:text-properties fo:color="#000000" fo:font-weight="normal" officeooo:rsid="00b735d9" style:font-weight-asian="normal" style:font-weight-complex="normal"/>
    </style:style>
    <style:style style:name="T99" style:family="text">
      <style:text-properties fo:color="#000000" fo:font-weight="normal" officeooo:rsid="00cc1aa0" style:font-weight-asian="normal" style:font-weight-complex="normal"/>
    </style:style>
    <style:style style:name="T100" style:family="text">
      <style:text-properties fo:color="#000000" fo:font-weight="normal" officeooo:rsid="00d7a71a" style:font-weight-asian="normal" style:font-weight-complex="normal"/>
    </style:style>
    <style:style style:name="T101" style:family="text">
      <style:text-properties fo:color="#000000" fo:font-weight="normal" officeooo:rsid="0114f46b" style:font-weight-asian="normal" style:font-weight-complex="normal"/>
    </style:style>
    <style:style style:name="T102" style:family="text">
      <style:text-properties fo:color="#000000" fo:font-weight="normal" officeooo:rsid="01488395" style:font-weight-asian="normal" style:font-weight-complex="normal"/>
    </style:style>
    <style:style style:name="T103" style:family="text">
      <style:text-properties fo:color="#000000" fo:font-weight="normal" officeooo:rsid="01ade1ff" style:font-weight-asian="normal" style:font-weight-complex="normal"/>
    </style:style>
    <style:style style:name="T104" style:family="text">
      <style:text-properties fo:color="#000000" officeooo:rsid="00360167"/>
    </style:style>
    <style:style style:name="T105" style:family="text">
      <style:text-properties fo:color="#000000" officeooo:rsid="0039434e"/>
    </style:style>
    <style:style style:name="T106" style:family="text">
      <style:text-properties fo:color="#000000" officeooo:rsid="003a039f"/>
    </style:style>
    <style:style style:name="T107" style:family="text">
      <style:text-properties fo:color="#000000" officeooo:rsid="003ae20c"/>
    </style:style>
    <style:style style:name="T108" style:family="text">
      <style:text-properties fo:color="#000000" officeooo:rsid="003b5995"/>
    </style:style>
    <style:style style:name="T109" style:family="text">
      <style:text-properties fo:color="#000000" style:text-position="0% 100%" fo:font-weight="normal" officeooo:rsid="003b5995" style:font-weight-asian="normal" style:font-weight-complex="normal"/>
    </style:style>
    <style:style style:name="T110" style:family="text">
      <style:text-properties fo:color="#000000" fo:font-weight="bold" style:font-weight-asian="bold" style:font-weight-complex="bold"/>
    </style:style>
    <style:style style:name="T111" style:family="text">
      <style:text-properties fo:color="#000000" fo:font-weight="bold" officeooo:rsid="00a0ab80" style:font-weight-asian="bold" style:font-weight-complex="bold"/>
    </style:style>
    <style:style style:name="T112" style:family="text">
      <style:text-properties fo:color="#000000" fo:font-weight="bold" officeooo:rsid="00bac293" style:font-weight-asian="bold" style:font-weight-complex="bold"/>
    </style:style>
    <style:style style:name="T113" style:family="text">
      <style:text-properties fo:color="#000000" fo:font-weight="bold" officeooo:rsid="00cc1aa0" style:font-weight-asian="bold" style:font-weight-complex="bold"/>
    </style:style>
    <style:style style:name="T114" style:family="text">
      <style:text-properties fo:color="#000000" officeooo:rsid="00a0ab80"/>
    </style:style>
    <style:style style:name="T115" style:family="text">
      <style:text-properties fo:color="#000000" officeooo:rsid="00a686c5"/>
    </style:style>
    <style:style style:name="T116" style:family="text">
      <style:text-properties fo:color="#000000" officeooo:rsid="00a7e5fb"/>
    </style:style>
    <style:style style:name="T117" style:family="text">
      <style:text-properties fo:color="#000000" officeooo:rsid="00b32e89"/>
    </style:style>
    <style:style style:name="T118" style:family="text">
      <style:text-properties fo:color="#000000" officeooo:rsid="00bac293"/>
    </style:style>
    <style:style style:name="T119" style:family="text">
      <style:text-properties fo:color="#000000" officeooo:rsid="00cc1aa0"/>
    </style:style>
    <style:style style:name="T120" style:family="text">
      <style:text-properties fo:color="#000000" style:font-name="Raleway" fo:font-size="12pt" fo:font-style="normal" fo:font-weight="normal" officeooo:rsid="000f4164" style:font-size-asian="12pt" style:font-weight-asian="bold" style:font-size-complex="12pt" style:font-weight-complex="bold"/>
    </style:style>
    <style:style style:name="T121" style:family="text">
      <style:text-properties fo:color="#000000" style:font-name="Raleway" fo:font-size="12pt" fo:font-style="normal" fo:font-weight="normal" officeooo:rsid="011efbbb" style:font-size-asian="12pt" style:font-weight-asian="bold" style:font-size-complex="12pt" style:font-weight-complex="bold"/>
    </style:style>
    <style:style style:name="T122" style:family="text">
      <style:text-properties fo:color="#000000" officeooo:rsid="01a55d6e"/>
    </style:style>
    <style:style style:name="T123" style:family="text">
      <style:text-properties officeooo:rsid="0014fc68"/>
    </style:style>
    <style:style style:name="T124" style:family="text">
      <style:text-properties fo:color="#0000cc"/>
    </style:style>
    <style:style style:name="T125" style:family="text">
      <style:text-properties fo:color="#0000cc" officeooo:rsid="00360167"/>
    </style:style>
    <style:style style:name="T126" style:family="text">
      <style:text-properties fo:color="#0000cc" officeooo:rsid="003b5995"/>
    </style:style>
    <style:style style:name="T127" style:family="text">
      <style:text-properties fo:color="#0000cc" fo:font-weight="normal" officeooo:rsid="008360f8" style:font-weight-asian="normal" style:font-weight-complex="normal"/>
    </style:style>
    <style:style style:name="T128" style:family="text">
      <style:text-properties officeooo:rsid="003b5995"/>
    </style:style>
    <style:style style:name="T129" style:family="text">
      <style:text-properties officeooo:rsid="0044da4e"/>
    </style:style>
    <style:style style:name="T130" style:family="text">
      <style:text-properties officeooo:rsid="0044da4e" style:font-weight-asian="normal" style:font-weight-complex="normal"/>
    </style:style>
    <style:style style:name="T131" style:family="text">
      <style:text-properties officeooo:rsid="00465aea" style:font-weight-asian="normal" style:font-weight-complex="normal"/>
    </style:style>
    <style:style style:name="T132" style:family="text">
      <style:text-properties officeooo:rsid="01c97ddd" style:font-weight-asian="normal" style:font-weight-complex="normal"/>
    </style:style>
    <style:style style:name="T133" style:family="text">
      <style:text-properties officeooo:rsid="01d77b74" style:font-weight-asian="normal" style:font-weight-complex="normal"/>
    </style:style>
    <style:style style:name="T134" style:family="text">
      <style:text-properties officeooo:rsid="0153b6e2" style:font-weight-asian="normal" style:font-weight-complex="normal"/>
    </style:style>
    <style:style style:name="T135" style:family="text">
      <style:text-properties officeooo:rsid="01d89d6b" style:font-weight-asian="normal" style:font-weight-complex="normal"/>
    </style:style>
    <style:style style:name="T136" style:family="text">
      <style:text-properties fo:color="#661900"/>
    </style:style>
    <style:style style:name="T137" style:family="text">
      <style:text-properties fo:color="#661900" officeooo:rsid="00360167"/>
    </style:style>
    <style:style style:name="T138" style:family="text">
      <style:text-properties fo:color="#661900" officeooo:rsid="003632f3"/>
    </style:style>
    <style:style style:name="T139" style:family="text">
      <style:text-properties fo:color="#661900" officeooo:rsid="00366e3b"/>
    </style:style>
    <style:style style:name="T140" style:family="text">
      <style:text-properties fo:color="#661900" fo:font-weight="bold" officeooo:rsid="0044da4e" style:font-weight-asian="bold" style:font-weight-complex="bold"/>
    </style:style>
    <style:style style:name="T141" style:family="text">
      <style:text-properties fo:color="#0000ff" fo:font-weight="bold" style:font-weight-asian="bold" style:font-weight-complex="bold"/>
    </style:style>
    <style:style style:name="T142" style:family="text">
      <style:text-properties fo:color="#0000ff" officeooo:rsid="000f4164"/>
    </style:style>
    <style:style style:name="T143" style:family="text">
      <style:text-properties officeooo:rsid="0050f354"/>
    </style:style>
    <style:style style:name="T144" style:family="text">
      <style:text-properties officeooo:rsid="005209d7"/>
    </style:style>
    <style:style style:name="T145" style:family="text">
      <style:text-properties officeooo:rsid="0053fbda"/>
    </style:style>
    <style:style style:name="T146" style:family="text">
      <style:text-properties fo:color="#353833" style:text-position="sub 58%" fo:font-weight="normal" officeooo:rsid="002b2a76" style:font-weight-asian="normal" style:font-weight-complex="normal"/>
    </style:style>
    <style:style style:name="T147" style:family="text">
      <style:text-properties fo:color="#353833" style:text-position="0% 100%" fo:font-weight="normal" officeooo:rsid="002b2a76" style:font-weight-asian="normal" style:font-weight-complex="normal"/>
    </style:style>
    <style:style style:name="T148" style:family="text">
      <style:text-properties fo:color="#353833" style:text-position="0% 100%" fo:font-weight="normal" officeooo:rsid="002be9ce" style:font-weight-asian="normal" style:font-weight-complex="normal"/>
    </style:style>
    <style:style style:name="T149" style:family="text">
      <style:text-properties fo:color="#353833" style:text-position="0% 100%" fo:font-weight="normal" officeooo:rsid="002d6985" style:font-weight-asian="normal" style:font-weight-complex="normal"/>
    </style:style>
    <style:style style:name="T150" style:family="text">
      <style:text-properties officeooo:rsid="006b18e6"/>
    </style:style>
    <style:style style:name="T151" style:family="text">
      <style:text-properties officeooo:rsid="00726b2c"/>
    </style:style>
    <style:style style:name="T152" style:family="text">
      <style:text-properties officeooo:rsid="008ca759"/>
    </style:style>
    <style:style style:name="T153" style:family="text">
      <style:text-properties officeooo:rsid="00903f24"/>
    </style:style>
    <style:style style:name="T154" style:family="text">
      <style:text-properties fo:color="#ff0000"/>
    </style:style>
    <style:style style:name="T155" style:family="text">
      <style:text-properties fo:color="#ff0000" fo:font-weight="bold" style:font-weight-asian="bold" style:font-weight-complex="bold"/>
    </style:style>
    <style:style style:name="T156" style:family="text">
      <style:text-properties fo:color="#ff0000" officeooo:rsid="00b32e89"/>
    </style:style>
    <style:style style:name="T157" style:family="text">
      <style:text-properties fo:color="#ff0000" officeooo:rsid="00b3d70a"/>
    </style:style>
    <style:style style:name="T158" style:family="text">
      <style:text-properties fo:color="#ff0000" officeooo:rsid="00c429fb"/>
    </style:style>
    <style:style style:name="T159" style:family="text">
      <style:text-properties fo:font-size="12pt" fo:font-style="normal" fo:font-weight="normal" officeooo:rsid="005fa194" style:font-weight-asian="normal" style:font-weight-complex="normal"/>
    </style:style>
    <style:style style:name="T160" style:family="text">
      <style:text-properties fo:font-size="12pt" fo:font-style="normal" fo:font-weight="normal" officeooo:rsid="0067ab09" style:font-weight-asian="normal" style:font-weight-complex="normal"/>
    </style:style>
    <style:style style:name="T161" style:family="text">
      <style:text-properties fo:font-size="12pt" fo:font-style="normal" fo:font-weight="normal" officeooo:rsid="00695a81" style:font-weight-asian="normal" style:font-weight-complex="normal"/>
    </style:style>
    <style:style style:name="T162" style:family="text">
      <style:text-properties fo:font-size="12pt" fo:font-style="normal" fo:font-weight="normal" officeooo:rsid="00698281" style:font-weight-asian="normal" style:font-weight-complex="normal"/>
    </style:style>
    <style:style style:name="T163" style:family="text">
      <style:text-properties fo:font-size="12pt" fo:font-style="normal" officeooo:rsid="005fa194"/>
    </style:style>
    <style:style style:name="T164" style:family="text">
      <style:text-properties fo:font-size="12pt" fo:font-style="normal" officeooo:rsid="00726b2c"/>
    </style:style>
    <style:style style:name="T165" style:family="text">
      <style:text-properties fo:font-size="12pt" fo:font-style="normal" officeooo:rsid="006446c8"/>
    </style:style>
    <style:style style:name="T166" style:family="text">
      <style:text-properties fo:font-size="12pt" fo:font-style="normal" fo:font-weight="bold" officeooo:rsid="003b5995" style:font-weight-asian="bold" style:font-weight-complex="bold"/>
    </style:style>
    <style:style style:name="T167" style:family="text">
      <style:text-properties style:font-name="Courier 10 Pitch"/>
    </style:style>
    <style:style style:name="T168" style:family="text">
      <style:text-properties style:font-name="Courier 10 Pitch" officeooo:rsid="0084119e"/>
    </style:style>
    <style:style style:name="T169" style:family="text">
      <style:text-properties style:font-name="Courier 10 Pitch" officeooo:rsid="00ec7c36"/>
    </style:style>
    <style:style style:name="T170" style:family="text">
      <style:text-properties style:font-name="Courier 10 Pitch" officeooo:rsid="000f4164"/>
    </style:style>
    <style:style style:name="T171" style:family="text">
      <style:text-properties officeooo:rsid="00990055"/>
    </style:style>
    <style:style style:name="T172" style:family="text">
      <style:text-properties fo:color="#cc0000"/>
    </style:style>
    <style:style style:name="T173" style:family="text">
      <style:text-properties officeooo:rsid="00a686c5"/>
    </style:style>
    <style:style style:name="T174" style:family="text">
      <style:text-properties officeooo:rsid="00b4cc8f"/>
    </style:style>
    <style:style style:name="T175" style:family="text">
      <style:text-properties officeooo:rsid="00b694ac"/>
    </style:style>
    <style:style style:name="T176" style:family="text">
      <style:text-properties officeooo:rsid="00c0f202"/>
    </style:style>
    <style:style style:name="T177" style:family="text">
      <style:text-properties officeooo:rsid="00c2b58c"/>
    </style:style>
    <style:style style:name="T178" style:family="text">
      <style:text-properties officeooo:rsid="00282030"/>
    </style:style>
    <style:style style:name="T179" style:family="text">
      <style:text-properties officeooo:rsid="00cf6d1d"/>
    </style:style>
    <style:style style:name="T180" style:family="text">
      <style:text-properties fo:color="#3333ff" officeooo:rsid="00cc1aa0"/>
    </style:style>
    <style:style style:name="T181" style:family="text">
      <style:text-properties fo:color="#3333ff" fo:font-weight="bold" officeooo:rsid="00cc1aa0" style:font-weight-asian="bold" style:font-weight-complex="bold"/>
    </style:style>
    <style:style style:name="T182" style:family="text">
      <style:text-properties officeooo:rsid="004f659f"/>
    </style:style>
    <style:style style:name="T183" style:family="text">
      <style:text-properties officeooo:rsid="00d1bc39"/>
    </style:style>
    <style:style style:name="T184" style:family="text">
      <style:text-properties officeooo:rsid="00d2dc29"/>
    </style:style>
    <style:style style:name="T185" style:family="text">
      <style:text-properties officeooo:rsid="00da8da0"/>
    </style:style>
    <style:style style:name="T186" style:family="text">
      <style:text-properties officeooo:rsid="00e84873"/>
    </style:style>
    <style:style style:name="T187" style:family="text">
      <style:text-properties officeooo:rsid="00f4d18e"/>
    </style:style>
    <style:style style:name="T188" style:family="text">
      <style:text-properties officeooo:rsid="000f4164" style:font-weight-asian="bold" style:font-weight-complex="bold"/>
    </style:style>
    <style:style style:name="T189" style:family="text">
      <style:text-properties officeooo:rsid="01c35964" style:font-weight-asian="bold" style:font-weight-complex="bold"/>
    </style:style>
    <style:style style:name="T190" style:family="text">
      <style:text-properties fo:color="#080e14" style:font-name="Raleway" officeooo:rsid="00f8894a"/>
    </style:style>
    <style:style style:name="T191" style:family="text">
      <style:text-properties fo:color="#080e14" style:font-name="Raleway" officeooo:rsid="003b5995"/>
    </style:style>
    <style:style style:name="T192" style:family="text">
      <style:text-properties officeooo:rsid="012271ab"/>
    </style:style>
    <style:style style:name="T193" style:family="text">
      <style:text-properties officeooo:rsid="0126df92"/>
    </style:style>
    <style:style style:name="T194" style:family="text">
      <style:text-properties officeooo:rsid="013e66a5"/>
    </style:style>
    <style:style style:name="T195" style:family="text">
      <style:text-properties officeooo:rsid="01435561"/>
    </style:style>
    <style:style style:name="T196" style:family="text">
      <style:text-properties officeooo:rsid="01488395"/>
    </style:style>
    <style:style style:name="T197" style:family="text">
      <style:text-properties officeooo:rsid="0148bdb5"/>
    </style:style>
    <style:style style:name="T198" style:family="text">
      <style:text-properties officeooo:rsid="014b7318"/>
    </style:style>
    <style:style style:name="T199" style:family="text">
      <style:text-properties officeooo:rsid="014e8d73"/>
    </style:style>
    <style:style style:name="T200" style:family="text">
      <style:text-properties officeooo:rsid="0151c0a3"/>
    </style:style>
    <style:style style:name="T201" style:family="text">
      <style:text-properties officeooo:rsid="0153b6e2"/>
    </style:style>
    <style:style style:name="T202" style:family="text">
      <style:text-properties officeooo:rsid="015dc8ce"/>
    </style:style>
    <style:style style:name="T203" style:family="text">
      <style:text-properties officeooo:rsid="0161c914"/>
    </style:style>
    <style:style style:name="T204" style:family="text">
      <style:text-properties officeooo:rsid="01632917"/>
    </style:style>
    <style:style style:name="T205" style:family="text">
      <style:text-properties officeooo:rsid="01664057"/>
    </style:style>
    <style:style style:name="T206" style:family="text">
      <style:text-properties officeooo:rsid="01676284"/>
    </style:style>
    <style:style style:name="T207" style:family="text">
      <style:text-properties officeooo:rsid="01682dc3"/>
    </style:style>
    <style:style style:name="T208" style:family="text">
      <style:text-properties officeooo:rsid="01682f0a"/>
    </style:style>
    <style:style style:name="T209" style:family="text">
      <style:text-properties officeooo:rsid="016f19d6"/>
    </style:style>
    <style:style style:name="T210" style:family="text">
      <style:text-properties officeooo:rsid="01736620"/>
    </style:style>
    <style:style style:name="T211" style:family="text">
      <style:text-properties officeooo:rsid="018cfb76"/>
    </style:style>
    <style:style style:name="T212" style:family="text">
      <style:text-properties officeooo:rsid="01949baa"/>
    </style:style>
    <style:style style:name="T213" style:family="text">
      <style:text-properties officeooo:rsid="01965851"/>
    </style:style>
    <style:style style:name="T214" style:family="text">
      <style:text-properties officeooo:rsid="01974818"/>
    </style:style>
    <style:style style:name="T215" style:family="text">
      <style:text-properties officeooo:rsid="019bf740"/>
    </style:style>
    <style:style style:name="T216" style:family="text">
      <style:text-properties officeooo:rsid="01a3bbe8"/>
    </style:style>
    <style:style style:name="T217" style:family="text">
      <style:text-properties officeooo:rsid="01a8f2de"/>
    </style:style>
    <style:style style:name="T218" style:family="text">
      <style:text-properties officeooo:rsid="01aab813"/>
    </style:style>
    <style:style style:name="T219" style:family="text">
      <style:text-properties officeooo:rsid="01b59da7"/>
    </style:style>
    <style:style style:name="T220" style:family="text">
      <style:text-properties officeooo:rsid="01b74246"/>
    </style:style>
    <style:style style:name="T221" style:family="text">
      <style:text-properties officeooo:rsid="01ba4aa8"/>
    </style:style>
    <style:style style:name="T222" style:family="text">
      <style:text-properties officeooo:rsid="01bcac4f"/>
    </style:style>
    <style:style style:name="T223" style:family="text">
      <style:text-properties officeooo:rsid="01c43332"/>
    </style:style>
    <style:style style:name="T224" style:family="text">
      <style:text-properties officeooo:rsid="01c51533"/>
    </style:style>
    <style:style style:name="T225" style:family="text">
      <style:text-properties fo:color="#505458" style:font-name="Noticia Text" fo:font-size="11.25pt"/>
    </style:style>
    <style:style style:name="T226" style:family="text">
      <style:text-properties fo:color="#505458" style:font-name="Noticia Text" fo:font-size="11.25pt" officeooo:rsid="01d9ba25"/>
    </style:style>
    <style:style style:name="T227" style:family="text">
      <style:text-properties officeooo:rsid="01d89d6b"/>
    </style:style>
    <text:list-style style:name="L1">
      <text:list-level-style-bullet text:level="1" text:bullet-char="➔">
        <style:list-level-properties text:space-before="1.905cm"/>
        <style:text-properties style:font-name="StarSymbol"/>
      </text:list-level-style-bullet>
      <text:list-level-style-bullet text:level="2" text:bullet-char="➔">
        <style:list-level-properties text:space-before="3.9cm" text:min-label-width="0.499cm"/>
        <style:text-properties style:font-name="StarSymbol"/>
      </text:list-level-style-bullet>
      <text:list-level-style-bullet text:level="3" text:bullet-char="➔">
        <style:list-level-properties text:space-before="5.147cm" text:min-label-width="0.499cm"/>
        <style:text-properties style:font-name="StarSymbol"/>
      </text:list-level-style-bullet>
      <text:list-level-style-bullet text:level="4" text:bullet-char="➔">
        <style:list-level-properties text:space-before="6.394cm" text:min-label-width="0.499cm"/>
        <style:text-properties style:font-name="StarSymbol"/>
      </text:list-level-style-bullet>
      <text:list-level-style-bullet text:level="5" text:bullet-char="➔">
        <style:list-level-properties text:space-before="7.641cm" text:min-label-width="0.499cm"/>
        <style:text-properties style:font-name="StarSymbol"/>
      </text:list-level-style-bullet>
      <text:list-level-style-bullet text:level="6" text:bullet-char="➔">
        <style:list-level-properties text:space-before="8.888cm" text:min-label-width="0.499cm"/>
        <style:text-properties style:font-name="StarSymbol"/>
      </text:list-level-style-bullet>
      <text:list-level-style-bullet text:level="7" text:bullet-char="➔">
        <style:list-level-properties text:space-before="10.135cm" text:min-label-width="0.499cm"/>
        <style:text-properties style:font-name="StarSymbol"/>
      </text:list-level-style-bullet>
      <text:list-level-style-bullet text:level="8" text:bullet-char="➔">
        <style:list-level-properties text:space-before="11.383cm" text:min-label-width="0.499cm"/>
        <style:text-properties style:font-name="StarSymbol"/>
      </text:list-level-style-bullet>
      <text:list-level-style-bullet text:level="9" text:bullet-char="➔">
        <style:list-level-properties text:space-before="12.63cm" text:min-label-width="0.499cm"/>
        <style:text-properties style:font-name="StarSymbol"/>
      </text:list-level-style-bullet>
      <text:list-level-style-bullet text:level="10" text:bullet-char="➔">
        <style:list-level-properties text:space-before="13.877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6">Supervisied Learning:</text:p>
      <text:p text:style-name="P19">---------------------</text:p>
      <text:p text:style-name="P22"><text:tab/> <text:s text:c="4"/></text:p>
      <text:p text:style-name="P23"><text:tab/><text:span text:style-name="T179">Supervised learning is a machine learning technique that requires labeled training data.</text:span></text:p>
      <text:p text:style-name="P23"><text:tab/><text:span text:style-name="T179">The training algorithm uses a known dataset (called the training dataset) to make predictions.</text:span><text:tab/></text:p>
      <text:p text:style-name="P94"><text:tab/><text:tab/>- <text:span text:style-name="T182">Decision Trees,</text:span></text:p>
      <text:p text:style-name="P94"><text:tab/><text:tab/>- <text:span text:style-name="T187">Random Forest</text:span></text:p>
      <text:p text:style-name="P100"><text:tab/><text:tab/>- k-nearset neighbors, </text:p>
      <text:p text:style-name="P100"><text:tab/><text:tab/>- naivebayes, </text:p>
      <text:p text:style-name="P100"><text:tab/><text:tab/>- Logistic regression, </text:p>
      <text:p text:style-name="P100"><text:tab/><text:tab/>- Preceptron and multilevel preceptron, </text:p>
      <text:p text:style-name="P100"><text:tab/><text:tab/>- Neutral networks, </text:p>
      <text:p text:style-name="P100"><text:tab/><text:tab/>- SVM and Kernel estimation.</text:p>
      <text:p text:style-name="P98"/>
      <text:p text:style-name="P115"><text:span text:style-name="T145">Un</text:span>Supervisied Learning:</text:p>
      <text:p text:style-name="P34">---------------------</text:p>
      <text:p text:style-name="P24"><text:s/></text:p>
      <text:p text:style-name="P119"><text:span text:style-name="T170"><text:tab/></text:span><text:span text:style-name="T77">It is used for clustering population in different groups, which is widely used for segmenting customers in different groups for specific intervention.</text:span></text:p>
      <text:p text:style-name="P95"><text:s text:c="7"/>- <text:span text:style-name="T143">Clustering </text:span></text:p>
      <text:p text:style-name="P96"><text:s text:c="11"/><text:span text:style-name="T184">|</text:span>--<text:span text:style-name="T183">&gt;</text:span> <text:span text:style-name="T143">k-means, fuzzy kmeans, MinHash, Hierarchial clustering</text:span></text:p>
      <text:p text:style-name="P97"><text:s text:c="7"/>- <text:span text:style-name="T144">Hidden Markov Models</text:span></text:p>
      <text:p text:style-name="P97"><text:s text:c="7"/>- <text:span text:style-name="T144">Feature Extraction models</text:span></text:p>
      <text:p text:style-name="P97"><text:tab/>- <text:span text:style-name="T144">Self-Organizing maps(Neutral Nets)</text:span></text:p>
      <text:p text:style-name="P96"/>
      <text:h text:style-name="P223" text:outline-level="3">Reinforcement Learning</text:h>
      <text:p text:style-name="P217">------------------------</text:p>
      <text:p text:style-name="P106"><text:span text:style-name="T188"><text:tab/><text:tab/></text:span><text:span text:style-name="T70">Using this algorithm, the machine is trained to make specific decisions.</text:span></text:p>
      <text:p text:style-name="P106"><text:span text:style-name="T70"><text:tab/><text:tab/></text:span><text:span text:style-name="T71">T</text:span><text:span text:style-name="T70">he machine is exposed to an environment where it trains itself continually using trial and error.</text:span></text:p>
      <text:p text:style-name="P11"><text:tab/><text:tab/>This machine learns from past experience and tries to capture the best possible knowledge to make accurate business decisions.</text:p>
      <text:p text:style-name="P114"><text:span text:style-name="T72"><text:tab/><text:tab/></text:span><text:span text:style-name="T70">- </text:span><text:span text:style-name="T78">Markov Decision Process</text:span></text:p>
      <text:p text:style-name="P96"/>
      <text:p text:style-name="P96"/>
      <text:p text:style-name="P99">Note:</text:p>
      <text:p text:style-name="P39">Mean squared error:</text:p>
      <text:p text:style-name="P50"><text:tab/><text:span text:style-name="T185">The difference between the expected outcome and the actual outcome for the training set, is minimized.</text:span></text:p>
      <text:p text:style-name="P108"/>
      <text:p text:style-name="P108"/>
      <text:p text:style-name="P109"/>
      <text:p text:style-name="P109"/>
      <text:p text:style-name="P109"/>
      <text:p text:style-name="P104"><text:soft-page-break/>In mahout machine learning algorithms are:</text:p>
      <text:p text:style-name="P65"><text:tab/><text:tab/>- Clustering</text:p>
      <text:p text:style-name="P65"><text:tab/><text:tab/>- Classification <text:s/></text:p>
      <text:p text:style-name="P65"><text:tab/><text:tab/>- Recommendation</text:p>
      <text:p text:style-name="P65"/>
      <text:p text:style-name="P103"><text:span text:style-name="T221">a. </text:span>Classification:</text:p>
      <text:p text:style-name="P113">--------------</text:p>
      <text:p text:style-name="P112"><text:tab/><text:tab/><text:span text:style-name="T122">Classification decides how much an items belongs to one particular category</text:span></text:p>
      <text:p text:style-name="P67"><text:tab/><text:tab/><text:span text:style-name="T216">Mahout can be used to build a document classifier or an e-mail classifier.</text:span></text:p>
      <text:p text:style-name="P110"/>
      <text:p text:style-name="P105">b. Clustering</text:p>
      <text:p text:style-name="P111">-----------<text:tab/><text:tab/></text:p>
      <text:p text:style-name="P65"><text:tab/><text:tab/><text:span text:style-name="T217">To group items together based on some sort of similarities</text:span></text:p>
      <text:p text:style-name="P66"><text:tab/><text:tab/><text:span text:style-name="T218">Difference between clustering<text:tab/>and classification<text:tab/>is that in classification, we know the end<text:tab/>class name</text:span></text:p>
      <text:p text:style-name="P96"/>
      <text:p text:style-name="P101"><text:span text:style-name="T221">c. </text:span>Dimensional reduction :</text:p>
      <text:p text:style-name="P101">-------------------------</text:p>
      <text:p text:style-name="P96"><text:tab/><text:span text:style-name="T92"><text:tab/></text:span><text:span text:style-name="T103">Features are called dimensions.</text:span></text:p>
      <text:p text:style-name="P41"><text:span text:style-name="T19"><text:tab/><text:tab/></text:span><text:span text:style-name="T20">The process of reducing number of random variables under consideration.</text:span></text:p>
      <text:p text:style-name="P41"><text:span text:style-name="T20"><text:s text:c="9"/></text:span><text:span text:style-name="T21">Ex: SVD, Lancz</text:span><text:span text:style-name="T22">o</text:span><text:span text:style-name="T21">s</text:span></text:p>
      <text:p text:style-name="P102"/>
      <text:p text:style-name="P102"><text:span text:style-name="T221">d. </text:span>Topic Modeling</text:p>
      <text:p text:style-name="P102">------------------</text:p>
      <text:p text:style-name="P41"><text:tab/><text:tab/><text:span text:style-name="T23">To capture abstract idea of document</text:span></text:p>
      <text:p text:style-name="P56"><text:tab/><text:tab/><text:span text:style-name="T219">Given that a document is<text:tab/>about a particular topic, one would expect particular words<text:tab/>to appear<text:tab/>in the document more or less<text:tab/>frequently.</text:span></text:p>
      <text:p text:style-name="P51"><text:tab/><text:tab/><text:span text:style-name="T220">Ex: LDA (Latent Dirchlet Allocation)</text:span></text:p>
      <text:p text:style-name="P117"/>
      <text:p text:style-name="P118">Logistics Regrssion</text:p>
      <text:p text:style-name="P118">---------------------</text:p>
      <text:p text:style-name="P118"/>
      <text:p text:style-name="P42">a. <text:span text:style-name="T222">Regression</text:span></text:p>
      <text:p text:style-name="P42"><text:s text:c="10"/><text:span text:style-name="T24">Regression analysis is used for prediction and forecasting. </text:span></text:p>
      <text:p text:style-name="P42"><text:span text:style-name="T24"><text:tab/><text:tab/></text:span><text:span text:style-name="T25">It is used to fin</text:span><text:span text:style-name="T26">d</text:span><text:span text:style-name="T25"> out the relationship betweeen explanatory variables and target variables.</text:span></text:p>
      <text:p text:style-name="P73"><text:tab/><text:tab/>Ex: to predict salary of an employee, we have to collect <text:s text:c="6"/></text:p>
      <text:p text:style-name="P43"><text:span text:style-name="T25">f</text:span><text:span text:style-name="T4">actors that can be age , education, earsof experiece and so.</text:span></text:p>
      <text:p text:style-name="P73"><text:tab/><text:tab/>Regrssion analysis techinques:</text:p>
      <text:p text:style-name="P73"><text:tab/><text:tab/><text:tab/>1. Linear regression</text:p>
      <text:p text:style-name="P74"><text:tab/><text:tab/><text:tab/>2. ordinary least square regression</text:p>
      <text:p text:style-name="P74"><text:tab/><text:tab/><text:tab/>3. Logistics regression</text:p>
      <text:p text:style-name="P74"><text:s text:c="3"/></text:p>
      <text:p text:style-name="P117"/>
      <text:p text:style-name="P44"><text:soft-page-break/>b. Linear Regression:</text:p>
      <text:p text:style-name="P68"><text:tab/><text:tab/>We create model that predict the value of a target variable with the help explanatory variable.</text:p>
      <text:p text:style-name="P68"/>
      <text:p text:style-name="P51"/>
      <text:p text:style-name="P51"/>
      <text:p text:style-name="P41"/>
      <text:p text:style-name="P41"/>
      <text:p text:style-name="P45">Clustering :</text:p>
      <text:p text:style-name="P45"/>
      <text:p text:style-name="P45"><text:span text:style-name="T223">Types of clustering:</text:span> <text:s text:c="4"/></text:p>
      <text:p text:style-name="P72">1. Hard clustering</text:p>
      <text:p text:style-name="P69"><text:tab/><text:tab/><text:span text:style-name="T224">Data point in n-dimensional space only belongs to one cluster. </text:span></text:p>
      <text:p text:style-name="P69"><text:s text:c="7"/><text:span text:style-name="T224">Ex: K-means</text:span></text:p>
      <text:p text:style-name="P71">2. Soft clustering</text:p>
      <text:p text:style-name="P69"><text:s/><text:tab/><text:tab/><text:span text:style-name="T224">A given data point is belongs to more than one given cluster</text:span></text:p>
      <text:p text:style-name="P69"><text:tab/><text:span text:style-name="T224">Ex: Fuzzy K-means</text:span></text:p>
      <text:p text:style-name="P69"/>
      <text:p text:style-name="P75">Hierarchial Clustering:</text:p>
      <text:p text:style-name="P75">----------------------</text:p>
      <text:p text:style-name="P77"><text:span text:style-name="T132"><text:tab/></text:span><text:span text:style-name="T69">This technique operate on the simplest principle, which is data-point closer to base point will behave more similar compared to a data-point which is far from base point.</text:span></text:p>
      <text:p text:style-name="P47"><text:span text:style-name="T189"><text:tab/></text:span><text:span text:style-name="T73">The only problem with the technique is that it is able to only handle small number of data-points and is very time consuming.</text:span></text:p>
      <text:p text:style-name="P47"><text:span text:style-name="T74"><text:tab/></text:span><text:span text:style-name="T75">B</text:span><text:span text:style-name="T74">ecause it tries to calculate the distance between all possible combination and then takes one decision to combine two groups/individual data-point.</text:span></text:p>
      <text:p text:style-name="P45"/>
      <text:p text:style-name="P76">K-Means</text:p>
      <text:p text:style-name="P70">-----------</text:p>
      <text:p text:style-name="P48"><text:span text:style-name="T27"><text:tab/><text:tab/></text:span><text:span text:style-name="T28">I</text:span><text:span text:style-name="T73">t is able to handle large number of data points</text:span></text:p>
      <text:p text:style-name="P41"><text:tab/><text:tab/><text:tab/></text:p>
      <text:p text:style-name="P41"/>
      <text:p text:style-name="P46">a. Canopy</text:p>
      <text:p text:style-name="P46"><text:s text:c="8"/></text:p>
      <text:p text:style-name="P41"/>
      <text:p text:style-name="P41"/>
      <text:p text:style-name="P41"/>
      <text:p text:style-name="P41"/>
      <text:p text:style-name="P41"/>
      <text:p text:style-name="P117">Recommender System Strategies</text:p>
      <text:p text:style-name="P78">-------------------</text:p>
      <text:p text:style-name="P25"><text:span text:style-name="T142"><text:tab/><text:tab/></text:span><text:span text:style-name="T97">1. </text:span><text:span text:style-name="T93">C</text:span>ontent Filtering Approach</text:p>
      <text:p text:style-name="P25"><text:span text:style-name="T152"><text:tab/><text:tab/>2. </text:span>Collaborative Filtering Approach</text:p>
      <text:p text:style-name="P25"><text:span text:style-name="T153"><text:tab/><text:tab/><text:tab/>a. </text:span>Neighborhood Methods</text:p>
      <text:p text:style-name="P18"><text:span text:style-name="T167"><text:tab/><text:tab/><text:tab/><text:tab/></text:span><text:span text:style-name="T169">a1. K-Nearset Neighbors (KNN)</text:span></text:p>
      <text:p text:style-name="P33"><text:tab/><text:tab/><text:tab/><text:tab/>a2. K-Means</text:p>
      <text:p text:style-name="P33"><text:soft-page-break/><text:tab/><text:tab/><text:tab/><text:tab/>a3. K-d Trees</text:p>
      <text:p text:style-name="P33"><text:tab/><text:tab/><text:tab/><text:tab/>a4. Locality Sensitice Hashing</text:p>
      <text:p text:style-name="P25"><text:span text:style-name="T153"><text:tab/><text:tab/><text:tab/>b. </text:span>Latent Factor Methods</text:p>
      <text:p text:style-name="P25"><text:tab/><text:tab/><text:tab/><text:tab/><text:span text:style-name="T174">b1. </text:span>Matrix Factorization Method</text:p>
      <text:p text:style-name="P13"/>
      <text:p text:style-name="P87">Target variables and predictor variables</text:p>
      <text:p text:style-name="P78">------------------------------------------</text:p>
      <text:p text:style-name="P49"><text:tab/><text:span text:style-name="T88">Target variables</text:span><text:span text:style-name="T175">: These are the variables that should be the output</text:span></text:p>
      <text:p text:style-name="P49"><text:span text:style-name="T175">•<text:tab/> </text:span><text:span text:style-name="T88">Predictor variables</text:span><text:span text:style-name="T175">: These are the observations or the variables that are mapped to the target variable</text:span><text:tab/></text:p>
      <text:p text:style-name="P57"/>
      <text:p text:style-name="P85">Predictive analytics' techniques</text:p>
      <text:p text:style-name="P78">---------------------------------</text:p>
      <text:p text:style-name="P15"><text:tab/><text:span text:style-name="T98">The nature of the learning input and predicted outcome remains the same for all the techniques.</text:span></text:p>
      <text:p text:style-name="P60"/>
      <text:p text:style-name="P14"><text:span text:style-name="T93"><text:tab/></text:span><text:span text:style-name="T110">1. Regression-based prediction</text:span><text:span text:style-name="T154"> </text:span><text:span text:style-name="T156">(ex: SGD)</text:span></text:p>
      <text:p text:style-name="P16"><text:span text:style-name="T117"><text:tab/><text:tab/></text:span><text:span text:style-name="T118">Regression-based prediction is predicting the </text:span><text:span text:style-name="T112">unknown value</text:span><text:span text:style-name="T118"> of a variable from the known </text:span><text:span text:style-name="T112">value</text:span><text:span text:style-name="T118"> of </text:span><text:span text:style-name="T112">another variable</text:span><text:span text:style-name="T118">.</text:span></text:p>
      <text:p text:style-name="P17"/>
      <text:p text:style-name="P35"><text:tab/><text:span text:style-name="T82">2. Model-based prediction</text:span> <text:s/><text:span text:style-name="T157">(</text:span><text:span text:style-name="T158">ex: </text:span><text:span text:style-name="T157">Naive Bayes)</text:span></text:p>
      <text:p text:style-name="P36"><text:tab/><text:tab/><text:span text:style-name="T176">We assume that the data follows a specific statistic model.</text:span></text:p>
      <text:p text:style-name="P36"><text:tab/><text:tab/><text:span text:style-name="T176">By following this method, we can take advantage of the structure of the data by building a parametric model for a given data distribution.</text:span></text:p>
      <text:p text:style-name="P36"/>
      <text:p text:style-name="P107"><text:span text:style-name="T71">T</text:span><text:span text:style-name="T70">he machine is exposed to an environment where it trains itself continually using trial and error.</text:span></text:p>
      <text:p text:style-name="P35"><text:tab/><text:span text:style-name="T82">3. Tree-based prediction</text:span> <text:span text:style-name="T157">(decision trees and random forests)</text:span></text:p>
      <text:p text:style-name="P37"><text:tab/><text:tab/><text:span text:style-name="T177">A tree-based prediction iteratively splits the outcome to different groups. It evaluates the similarity of outcomes in each group.</text:span></text:p>
      <text:p text:style-name="P35"><text:tab/></text:p>
      <text:p text:style-name="P83"/>
      <text:p text:style-name="P83">Classification versus regression</text:p>
      <text:p text:style-name="P83">---------------------------------</text:p>
      <text:p text:style-name="P84"><text:tab/><text:tab/><text:span text:style-name="T99">When the data is discrete, we will refer to it as</text:span><text:span text:style-name="T119"> </text:span><text:span text:style-name="T180">classification</text:span><text:span text:style-name="T119">.</text:span></text:p>
      <text:p text:style-name="P93"><text:span text:style-name="T113"><text:tab/><text:tab/></text:span><text:span text:style-name="T99">When the data is continuous, we will refer to it as</text:span><text:span text:style-name="T113"> </text:span><text:span text:style-name="T181">regression</text:span><text:span text:style-name="T113">. </text:span></text:p>
      <text:p text:style-name="P38"><text:tab/><text:span text:style-name="T194"><text:tab/>Classification<text:tab/>predicts<text:tab/>whether<text:tab/>something<text:tab/>will<text:tab/>happen, and regression<text:tab/>predicts<text:tab/>how<text:tab/>much<text:tab/>of<text:tab/>something<text:tab/>will<text:tab/>happen.</text:span></text:p>
      <text:p text:style-name="P86"/>
      <text:p text:style-name="P86"/>
      <text:p text:style-name="P86">Linear regression:</text:p>
      <text:p text:style-name="P86">-----------------</text:p>
      <text:p text:style-name="P8"><text:tab/><text:tab/>It is used to estimate real values (cost of houses, number of calls, total sales etc.) based on continuous variable(s).</text:p>
      <text:p text:style-name="P91"><text:soft-page-break/><text:span text:style-name="T100"><text:tab/><text:tab/></text:span><text:span text:style-name="T66">establish relationship between independent and dependent variables by fitting a best line.</text:span></text:p>
      <text:p text:style-name="P8"><text:tab/><text:tab/>This best fit line is known as regression line and represented by a linear equation Y= a *X + b.</text:p>
      <text:p text:style-name="P79"><text:s/><text:tab/><text:tab/></text:p>
      <text:p text:style-name="P53"/>
      <text:p text:style-name="P51"/>
      <text:p text:style-name="P51"/>
      <text:p text:style-name="P88">Logistic regression</text:p>
      <text:p text:style-name="P80">--------------------</text:p>
      <text:p text:style-name="P92"><text:span text:style-name="T188"><text:tab/></text:span><text:span text:style-name="T70">Don’t get confused by its name! It is a </text:span><text:span text:style-name="T76">classification not a regression</text:span><text:span text:style-name="T70"> algorithm</text:span></text:p>
      <text:p text:style-name="P12"><text:tab/>It is used to estimate discrete values( Binary values like 0/1, yes/no, true/false) based on given set of independent variable(s).</text:p>
      <text:p text:style-name="P59"/>
      <text:p text:style-name="P52"><text:tab/><text:span text:style-name="T186">For example, a person's gender (male or female)</text:span></text:p>
      <text:p text:style-name="P58">can be a discrete output variable</text:p>
      <text:p text:style-name="P80"/>
      <text:p text:style-name="P89">Decision Tree:</text:p>
      <text:p text:style-name="P81"><text:span text:style-name="T92">-----------------</text:span><text:tab/></text:p>
      <text:p text:style-name="P80"><text:tab/><text:span text:style-name="T101">Mostly used for classification </text:span></text:p>
      <text:p text:style-name="P80"><text:tab/><text:span text:style-name="T101">It works for <text:s/>both categorical and continuos dependent variables.</text:span></text:p>
      <text:p text:style-name="P61"><text:tab/></text:p>
      <text:p text:style-name="P62">Support Vector Machines:</text:p>
      <text:p text:style-name="P62">--------------------------</text:p>
      <text:p text:style-name="P63"/>
      <text:p text:style-name="P63"><text:tab/><text:span text:style-name="T192">Refer for what is classification analysis mean : </text:span><text:a xlink:type="simple" xlink:href="http://www.analyticsvidhya.com/blog/2014/10/support-vector-machine-simplified/" text:style-name="Internet_20_link" text:visited-style-name="Visited_20_Internet_20_Link"><text:span text:style-name="T192">http://www.analyticsvidhya.com/blog/2014/10/support-vector-machine-simplified/</text:span></text:a><text:span text:style-name="T192"><text:tab/></text:span></text:p>
      <text:p text:style-name="P63"/>
      <text:p text:style-name="P63"><text:tab/><text:span text:style-name="T193">SVM:</text:span></text:p>
      <text:p text:style-name="P63"><text:tab/> <text:s text:c="2"/></text:p>
      <text:p text:style-name="P63"><text:tab/></text:p>
      <text:h text:style-name="P224" text:outline-level="2">Naive Bayes:</text:h>
      <text:p text:style-name="P218">--------------</text:p>
      <text:p text:style-name="P222"><text:span text:style-name="T67"><text:tab/>-</text:span><text:span text:style-name="T68">&gt; </text:span><text:span text:style-name="T67">This<text:tab/>is a very<text:tab/>popular algorithm<text:tab/>for<text:tab/>text<text:tab/>classification.</text:span></text:p>
      <text:p text:style-name="P219"><text:tab/>-<text:span text:style-name="T195">&gt; Naïve Bayes uses the concept of probability to classify new items.</text:span></text:p>
      <text:p text:style-name="P220"><text:tab/> -<text:span text:style-name="T195">&gt; Based on the Bayes theorem</text:span></text:p>
      <text:p text:style-name="P221"><text:tab/></text:p>
      <text:p text:style-name="P221"><text:tab/><text:a xlink:type="simple" xlink:href="http://www.analyticsvidhya.com/blog/2015/08/common-machine-learning-algorithms/" text:style-name="Internet_20_link" text:visited-style-name="Visited_20_Internet_20_Link">http://www.analyticsvidhya.com/blog/2015/08/common-machine-learning-algorithms/</text:a><text:span text:style-name="T120"> </text:span><text:span text:style-name="T121">for reference </text:span></text:p>
      <text:p text:style-name="P90">Hidden Markov Model (HMM):<text:tab/></text:p>
      <text:p text:style-name="P82"><text:tab/>-<text:span text:style-name="T197">&gt; </text:span><text:span text:style-name="T102">Used in speech recognition, </text:span></text:p>
      <text:p text:style-name="P64"><text:soft-page-break/><text:tab/><text:tab/><text:tab/> parts-of-speech tagging, </text:p>
      <text:p text:style-name="P64"><text:tab/><text:tab/><text:tab/> gene prediction, </text:p>
      <text:p text:style-name="P82"><text:span text:style-name="T102"><text:tab/><text:tab/><text:tab/> time-series analysis, and so on.</text:span><text:span text:style-name="T196"> </text:span></text:p>
      <text:p text:style-name="P40"><text:tab/>-<text:span text:style-name="T198">&gt; 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120">Random Forest:<text:tab/><text:tab/></text:p>
      <text:p text:style-name="P55"><text:tab/>-<text:span text:style-name="T200">&gt; Random Forest consists of a collection of simple<text:tab/>tree predictors, each capable<text:tab/>of producing a response when presented</text:span></text:p>
      <text:p text:style-name="P55"><text:span text:style-name="T199">with<text:tab/>a set of explanatory variables</text:span><text:tab/></text:p>
      <text:p text:style-name="P54"><text:tab/></text:p>
      <text:p text:style-name="P40"/>
      <text:p text:style-name="P40"/>
      <text:p text:style-name="P80">Recommend<text:span text:style-name="T178">ations</text:span> </text:p>
      <text:p text:style-name="P20">-------------------</text:p>
      <text:p text:style-name="P20"><text:s/></text:p>
      <text:p text:style-name="P26">Class DataModel :</text:p>
      <text:p text:style-name="P21"><text:s text:c="3"/>A DataModel implementation stores and provides access to all the preference, user, and item data needed in the computation</text:p>
      <text:p text:style-name="P21"/>
      <text:p text:style-name="P27"><text:span text:style-name="T1">C</text:span>lass UserSimilarity:</text:p>
      <text:p text:style-name="P30"><text:s text:c="3"/>A UserSimilarity implementation provides some notion of how similar two users are; this could be based on one of many possible metrics or calculations.</text:p>
      <text:p text:style-name="P21"/>
      <text:p text:style-name="P28">Class UserNeighborhood:</text:p>
      <text:p text:style-name="P31"><text:tab/>A UserNeighborhood implementation defines a notion of a group of users that are most similar to a given user.</text:p>
      <text:p text:style-name="P31"/>
      <text:p text:style-name="P29">Class Recommender:</text:p>
      <text:p text:style-name="P32"><text:tab/><text:span text:style-name="T2">A Recommender implementation pulls all these components together to recommend items to users.</text:span></text:p>
      <text:p text:style-name="P32"><text:s text:c="5"/></text:p>
      <text:p text:style-name="P1"/>
      <text:p text:style-name="P2"><text:span text:style-name="T81">COMPONENTS :</text:span> </text:p>
      <text:p text:style-name="P2"/>
      <text:p text:style-name="P9">1. DataModel</text:p>
      <text:p text:style-name="P4"><text:s text:c="10"/>- GenricDataMode (Feed through Java calls)</text:p>
      <text:p text:style-name="P4"><text:s text:c="10"/>- FileDataModel <text:s/>(csv)</text:p>
      <text:p text:style-name="P4"><text:s text:c="10"/>- JDBCDataModel <text:s text:c="4"/></text:p>
      <text:p text:style-name="P2"><text:s text:c="6"/><text:span text:style-name="T129">a.Basic Object : </text:span><text:span text:style-name="T140">Preference</text:span></text:p>
      <text:p text:style-name="P2"><text:span text:style-name="T84"><text:s text:c="10"/>-</text:span><text:span text:style-name="T130"> Preference is a triple (user, item, score)</text:span></text:p>
      <text:p text:style-name="P5"><text:s text:c="10"/>- Stored in UserPreferenceArray</text:p>
      <text:p text:style-name="P3"><text:span text:style-name="T130"><text:s text:c="6"/></text:span><text:span text:style-name="T131">b. Two implementations</text:span></text:p>
      <text:p text:style-name="P7"><text:s text:c="9"/>- GenricUserPrefernceArray (stores numerical preference)</text:p>
      <text:p text:style-name="P3"><text:span text:style-name="T131"><text:s text:c="9"/>- BooleanUserPreferenceArray (skips numerical preference)</text:span><text:span text:style-name="T130"> <text:s text:c="4"/></text:span></text:p>
      <text:p text:style-name="P6"><text:soft-page-break/><text:s text:c="7"/><text:tab/></text:p>
      <text:p text:style-name="P10"><text:span text:style-name="T128">2</text:span>. <text:span text:style-name="T83">UserSimilarity</text:span></text:p>
      <text:list xml:id="list2427232065451837894" text:style-name="L1">
        <text:list-item>
          <text:p text:style-name="P225"><text:s/>SIMILARITY_COOCCURRENCE</text:p>
        </text:list-item>
        <text:list-item>
          <text:p text:style-name="P226"><text:s/>SIMILARITY_LOGLIKELIHOOD</text:p>
        </text:list-item>
        <text:list-item>
          <text:p text:style-name="P226"><text:s/>SIMILARITY_TANIMOTO_COEFFICIENT</text:p>
        </text:list-item>
        <text:list-item>
          <text:p text:style-name="P226"><text:s/>SIMILARITY_CITY_BLOCK</text:p>
        </text:list-item>
        <text:list-item>
          <text:p text:style-name="P226"><text:s/>SIMILARITY_COSINE</text:p>
        </text:list-item>
        <text:list-item>
          <text:p text:style-name="P226"><text:s/>SIMILARITY_PEARSON_CORRELATION</text:p>
        </text:list-item>
        <text:list-item>
          <text:p text:style-name="P232"><text:s/>SIMILARITY_EUCLIDEAN_DISTANCE</text:p>
        </text:list-item>
      </text:list>
      <text:p text:style-name="P179">With Preference (with rating) : </text:p>
      <text:p text:style-name="P192"><text:span text:style-name="T37"><text:s/>-</text:span><text:span text:style-name="T39">&gt; </text:span><text:span text:style-name="T37">C</text:span><text:span text:style-name="T30">osine Similarity : </text:span></text:p>
      <text:p text:style-name="P175"><text:span text:style-name="T41"><text:s text:c="5"/></text:span><text:span text:style-name="T42">Cosine Coefficient, </text:span><text:span text:style-name="T57">C(a,b) = N</text:span><text:span text:style-name="T50">C</text:span><text:span text:style-name="T57"> / (</text:span><text:span text:style-name="T54">√</text:span><text:span text:style-name="T57">N</text:span><text:span text:style-name="T50">a</text:span><text:span text:style-name="T57"> * √N</text:span><text:span text:style-name="T50">b</text:span><text:span text:style-name="T57">) </text:span><text:span text:style-name="T159"><text:s/></text:span></text:p>
      <text:p text:style-name="P123"/>
      <text:p text:style-name="P197"><text:span text:style-name="T163"><text:s/>-</text:span><text:span text:style-name="T164">&gt; </text:span><text:span text:style-name="T163">PEARSON </text:span><text:span text:style-name="T165">Similarity : </text:span></text:p>
      <text:p text:style-name="P176"><text:span text:style-name="T159"><text:s text:c="6"/></text:span><text:span text:style-name="T160">For users X and Y, </text:span></text:p>
      <text:p text:style-name="P176"><text:span text:style-name="T160"><text:tab/><text:tab/><text:tab/></text:span><text:span text:style-name="T159">sumXY / sqrt(sumX2 * sumY2)</text:span></text:p>
      <text:p text:style-name="P176"><text:span text:style-name="T159"><text:s text:c="5"/></text:span><text:span text:style-name="T161">sumX2 -&gt; sum of the square of all X’s preferenxe values</text:span></text:p>
      <text:p text:style-name="P177"><text:span text:style-name="T161"><text:s text:c="5"/>sumY2 -&gt; </text:span><text:span text:style-name="T162">sum of the square of all Y’s preference values</text:span></text:p>
      <text:p text:style-name="P177"><text:span text:style-name="T162"><text:s text:c="5"/>sumXY -&gt; sum of product of X and Y’s preference values for <text:s text:c="10"/></text:span><text:span text:style-name="T161"><text:s text:c="4"/></text:span><text:span text:style-name="T162">all items for which both X and Y express a preference</text:span></text:p>
      <text:p text:style-name="P180"/>
      <text:p text:style-name="P193"><text:span text:style-name="T30">-</text:span><text:span text:style-name="T40">&gt; <text:s/>EUCLIDEAN DISTANCE</text:span></text:p>
      <text:p text:style-name="P153"><text:span text:style-name="T30"><text:s text:c="6"/></text:span><text:span text:style-name="T34">Distance between points p and q is,</text:span></text:p>
      <text:p text:style-name="P154"><text:span text:style-name="T34"><text:s text:c="8"/></text:span><text:span text:style-name="T35">d(p,q) = </text:span><text:span text:style-name="T54">√</text:span><text:span text:style-name="T55">(q</text:span><text:span text:style-name="T48">1</text:span><text:span text:style-name="T55">-p</text:span><text:span text:style-name="T48">1</text:span><text:span text:style-name="T55">)</text:span><text:span text:style-name="T59">2</text:span><text:span text:style-name="T55"> + (q</text:span><text:span text:style-name="T49">2</text:span><text:span text:style-name="T55">-p</text:span><text:span text:style-name="T49">2</text:span><text:span text:style-name="T55">)</text:span><text:span text:style-name="T59">2</text:span><text:span text:style-name="T55"> +...+(q</text:span><text:span text:style-name="T48">n</text:span><text:span text:style-name="T55">-p</text:span><text:span text:style-name="T48">n</text:span><text:span text:style-name="T55">)</text:span><text:span text:style-name="T59">2</text:span><text:span text:style-name="T55"> </text:span></text:p>
      <text:p text:style-name="P181"><text:tab/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14">User</text:p>
          </table:table-cell>
          <table:table-cell table:style-name="Table2.A1" office:value-type="string">
            <text:p text:style-name="P214">Item1</text:p>
          </table:table-cell>
          <table:table-cell table:style-name="Table2.A1" office:value-type="string">
            <text:p text:style-name="P214">Item2</text:p>
          </table:table-cell>
          <table:table-cell table:style-name="Table2.A1" office:value-type="string">
            <text:p text:style-name="P214">Distance</text:p>
          </table:table-cell>
          <table:table-cell table:style-name="Table2.E1" office:value-type="string">
            <text:p text:style-name="P214">Similaity to user 1</text:p>
          </table:table-cell>
        </table:table-row>
        <table:table-row>
          <table:table-cell table:style-name="Table2.A2" office:value-type="string">
            <text:p text:style-name="P214">User 1</text:p>
          </table:table-cell>
          <table:table-cell table:style-name="Table2.A2" office:value-type="string">
            <text:p text:style-name="P214">5.0</text:p>
          </table:table-cell>
          <table:table-cell table:style-name="Table2.A2" office:value-type="string">
            <text:p text:style-name="P214">3.0</text:p>
          </table:table-cell>
          <table:table-cell table:style-name="Table2.A2" office:value-type="string">
            <text:p text:style-name="P214">0.0</text:p>
          </table:table-cell>
          <table:table-cell table:style-name="Table2.E2" office:value-type="string">
            <text:p text:style-name="P214">1.000</text:p>
          </table:table-cell>
        </table:table-row>
        <table:table-row>
          <table:table-cell table:style-name="Table2.A2" office:value-type="string">
            <text:p text:style-name="P214">User 2</text:p>
          </table:table-cell>
          <table:table-cell table:style-name="Table2.A2" office:value-type="string">
            <text:p text:style-name="P214">2.0</text:p>
          </table:table-cell>
          <table:table-cell table:style-name="Table2.A2" office:value-type="string">
            <text:p text:style-name="P214">2.5</text:p>
          </table:table-cell>
          <table:table-cell table:style-name="Table2.A2" office:value-type="string">
            <text:p text:style-name="P214">3.014</text:p>
          </table:table-cell>
          <table:table-cell table:style-name="Table2.E2" office:value-type="string">
            <text:p text:style-name="P215">0.203</text:p>
          </table:table-cell>
        </table:table-row>
      </table:table>
      <text:p text:style-name="P155"><text:span text:style-name="T34"><text:s text:c="2"/></text:span><text:span text:style-name="T36">Ex: d(user1 and user2) = </text:span><text:span text:style-name="T54">√</text:span><text:span text:style-name="T56">(2-5)</text:span><text:span text:style-name="T61">2</text:span><text:span text:style-name="T56"> + (2.5-3.0)</text:span><text:span text:style-name="T60">2</text:span></text:p>
      <text:p text:style-name="P155"><text:span text:style-name="T34"><text:s text:c="25"/></text:span><text:span text:style-name="T36">= 3.014</text:span></text:p>
      <text:p text:style-name="P178"><text:span text:style-name="T43"><text:s text:c="6"/></text:span><text:span text:style-name="T44">similarity = d(user 1 and user 2) / (</text:span><text:span text:style-name="T57">√</text:span><text:span text:style-name="T54">∑</text:span><text:span text:style-name="T57"> </text:span><text:span text:style-name="T58">x</text:span><text:span text:style-name="T51">i</text:span><text:span text:style-name="T62">2 </text:span><text:span text:style-name="T58">+ </text:span><text:span text:style-name="T57">√∑ </text:span><text:span text:style-name="T58">y</text:span><text:span text:style-name="T51">i</text:span><text:span text:style-name="T62">2 </text:span><text:span text:style-name="T58">)</text:span></text:p>
      <text:p text:style-name="P153"><text:span text:style-name="T30">With</text:span><text:span text:style-name="T38">out</text:span><text:span text:style-name="T30"> Preference (with</text:span><text:span text:style-name="T38">out</text:span><text:span text:style-name="T30"> rating) : </text:span></text:p>
      <text:p text:style-name="P194"><text:span text:style-name="T33"><text:tab/><text:tab/>I</text:span><text:span text:style-name="T109">f you don’t have preference , you have only people details of the movies they have watched online . Now how we could recommend him a new movie .</text:span></text:p>
      <text:p text:style-name="P195"/>
      <text:p text:style-name="P195"><text:soft-page-break/><text:s/>-<text:span text:style-name="T151">&gt; </text:span>TANIMOTO <text:span text:style-name="T3">Distance : </text:span></text:p>
      <text:p text:style-name="P156"><text:s text:c="4"/><text:span text:style-name="T5">Tanimoto coefficient, </text:span><text:span text:style-name="T45">T(a,b) = N</text:span><text:span text:style-name="T46">C </text:span><text:span text:style-name="T52">/</text:span><text:span text:style-name="T46"> </text:span><text:span text:style-name="T53">(N</text:span><text:span text:style-name="T47">a</text:span><text:span text:style-name="T53">+N</text:span><text:span text:style-name="T47">b</text:span><text:span text:style-name="T53">-N</text:span><text:span text:style-name="T47">c</text:span><text:span text:style-name="T53">)</text:span><text:span text:style-name="T46"> </text:span></text:p>
      <text:p text:style-name="P156"><text:span text:style-name="T29"><text:s text:c="12"/></text:span><text:span text:style-name="T32"><text:s text:c="2"/></text:span><text:span text:style-name="T31">Na -&gt; Number of Customers who bought product A</text:span></text:p>
      <text:p text:style-name="P156"><text:span text:style-name="T29"><text:s text:c="12"/></text:span><text:span text:style-name="T32"><text:s text:c="2"/></text:span><text:span text:style-name="T31">Nb -&gt; Number of Customers who bought product B</text:span></text:p>
      <text:p text:style-name="P156"><text:span text:style-name="T146"><text:s text:c="12"/></text:span><text:span text:style-name="T147"><text:s text:c="2"/></text:span><text:span text:style-name="T148">Nc -&gt; Number of Customers who bought both A and </text:span><text:span text:style-name="T149">B</text:span></text:p>
      <text:p text:style-name="P198"/>
      <text:p text:style-name="P196"><text:span text:style-name="T85"><text:s/>-</text:span><text:span text:style-name="T87">&gt; </text:span><text:span text:style-name="T85">LOGLIKELIHOOD </text:span><text:span text:style-name="T86">Similarity</text:span><text:span text:style-name="T150"> </text:span></text:p>
      <text:p text:style-name="P196"/>
      <text:p text:style-name="P201"><text:span text:style-name="T63"><text:s text:c="3"/></text:span><text:span text:style-name="T64"><text:s text:c="3"/><text:tab/></text:span><text:span text:style-name="T166">Term<text:tab/><text:tab/><text:tab/>Likelihood of the outcome</text:span></text:p>
      <text:p text:style-name="P204"><text:tab/>Virtually certain<text:tab/><text:tab/>99-100% probability</text:p>
      <text:p text:style-name="P204"><text:tab/>Very likely<text:tab/><text:tab/><text:tab/>90-100% probability</text:p>
      <text:p text:style-name="P204"><text:tab/>Likely<text:tab/><text:tab/><text:tab/><text:tab/>66-100% probability</text:p>
      <text:p text:style-name="P204"><text:tab/>About as likely as not<text:tab/>33 to 66% probability</text:p>
      <text:p text:style-name="P204"><text:tab/>Unlikely<text:tab/><text:tab/><text:tab/><text:tab/>0-33% probability</text:p>
      <text:p text:style-name="P204"><text:tab/>Very unlikely<text:tab/><text:tab/><text:tab/>0-10% probability</text:p>
      <text:p text:style-name="P204"><text:tab/>Exceptionally unlikely<text:tab/>0-1% probability<text:line-break/></text:p>
      <text:p text:style-name="P182"/>
      <text:p text:style-name="P187"><text:span text:style-name="T6">3</text:span><text:span text:style-name="T5">. </text:span><text:span text:style-name="T123">UserNeighborhood</text:span></text:p>
      <text:p text:style-name="P187"><text:span text:style-name="T92"><text:s text:c="9"/></text:span><text:span text:style-name="T136">- </text:span><text:span text:style-name="T137">Nearest N users</text:span></text:p>
      <text:p text:style-name="P188"><text:span text:style-name="T104"><text:s text:c="15"/></text:span><text:span text:style-name="T94">The first N users with highest similarity are labeled as ‘neighbors’</text:span></text:p>
      <text:p text:style-name="P188"><text:span text:style-name="T94"><text:s text:c="8"/></text:span><text:span text:style-name="T138">- </text:span><text:span text:style-name="T139">Thresholds</text:span></text:p>
      <text:p text:style-name="P189"><text:span text:style-name="T104"><text:s text:c="13"/></text:span><text:span text:style-name="T95">User whose similarity is above a threshold are labeled as ‘neighbors’</text:span></text:p>
      <text:p text:style-name="P157"><text:s/></text:p>
      <text:p text:style-name="P190"><text:span text:style-name="T126">4</text:span><text:span text:style-name="T125">. </text:span><text:span text:style-name="T124">Recommender</text:span></text:p>
      <text:p text:style-name="P190"><text:span text:style-name="T92"><text:s text:c="9"/></text:span><text:span text:style-name="T93">- </text:span><text:span text:style-name="T96">GenricUserBasedRecommender</text:span></text:p>
      <text:p text:style-name="P183"><text:span text:style-name="T105"><text:s text:c="9"/>- </text:span><text:span text:style-name="T106">GenericItemBasedRecommender</text:span></text:p>
      <text:p text:style-name="P184"><text:span text:style-name="T107"><text:s text:c="9"/>- </text:span><text:span text:style-name="T108">SVD</text:span><text:span text:style-name="T190">T</text:span><text:span text:style-name="T191">he machine is exposed to an environment where it trains itself continually using trial and error.</text:span><text:span text:style-name="T108">Recommender</text:span></text:p>
      <text:p text:style-name="P124"/>
      <text:p text:style-name="P125"/>
      <text:p text:style-name="P200">Model evaluation techniques</text:p>
      <text:p text:style-name="P165"><text:span text:style-name="T201"><text:tab/><text:tab/></text:span><text:span text:style-name="T14">1. Confusion matrix</text:span></text:p>
      <text:p text:style-name="P135"><text:tab/><text:tab/><text:span text:style-name="T202">2.</text:span> ROC graph</text:p>
      <text:p text:style-name="P135"><text:soft-page-break/><text:tab/><text:tab/><text:span text:style-name="T202">3.</text:span> AUC</text:p>
      <text:p text:style-name="P135"><text:span text:style-name="T202"><text:tab/>4.</text:span> Entropy matrix</text:p>
      <text:p text:style-name="P229">Note: </text:p>
      <text:p text:style-name="P230"><text:span text:style-name="T134"><text:tab/></text:span><text:span text:style-name="T135">F1 Score:</text:span></text:p>
      <text:p text:style-name="P135"><text:s text:c="12"/><text:span text:style-name="T227">1 -&gt; best score</text:span></text:p>
      <text:p text:style-name="P135"><text:tab/> <text:tab/> <text:s/><text:span text:style-name="T227">0 -&gt; worst score</text:span></text:p>
      <text:p text:style-name="P231"><text:span text:style-name="T133"><text:tab/></text:span><text:span text:style-name="T225">Accuracy measures how often you get the right answer, </text:span><text:span text:style-name="T226">f1 scores are measure of accuracy. </text:span></text:p>
      <text:p text:style-name="P228"/>
      <text:p text:style-name="P172">1. Confusion Matrix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6">True Positive</text:p>
          </table:table-cell>
          <table:table-cell table:style-name="Table1.B1" office:value-type="string">
            <text:p text:style-name="P216">False <text:span text:style-name="T209">Positive</text:span></text:p>
          </table:table-cell>
        </table:table-row>
        <table:table-row>
          <table:table-cell table:style-name="Table1.A2" office:value-type="string">
            <text:p text:style-name="P216">False Negative</text:p>
          </table:table-cell>
          <table:table-cell table:style-name="Table1.B2" office:value-type="string">
            <text:p text:style-name="P216">True Negative</text:p>
          </table:table-cell>
        </table:table-row>
      </table:table>
      <text:p text:style-name="P166"/>
      <text:p text:style-name="P167"><text:tab/><text:span text:style-name="T15">Using this confusion matrix, we can find following terms:</text:span></text:p>
      <text:p text:style-name="P167"><text:s text:c="2"/><text:span text:style-name="T203">a.</text:span><text:tab/><text:span text:style-name="T204">Accuracy</text:span></text:p>
      <text:p text:style-name="P168"><text:tab/><text:span text:style-name="T4"><text:tab/></text:span><text:span text:style-name="T16">The proportion of the total number of predictions<text:tab/> that were correctly<text:tab/>classified.</text:span></text:p>
      <text:p text:style-name="P136"><text:tab/><text:tab/><text:span text:style-name="T205">(True Positive<text:tab/>+ True Negative) / Positive + Negative</text:span></text:p>
      <text:p text:style-name="P135"><text:tab/><text:span text:style-name="T206">i.e, accuracy = (a+d) / (a+b+c+d)</text:span></text:p>
      <text:p text:style-name="P166"/>
      <text:p text:style-name="P169"><text:s text:c="2"/><text:span text:style-name="T207">b. Precision<text:tab/>or positive predictive value:</text:span></text:p>
      <text:p text:style-name="P137"><text:tab/><text:tab/><text:span text:style-name="T208">The<text:tab/>proportion of positive cases<text:tab/>that were<text:tab/>correctly<text:tab/>classified</text:span></text:p>
      <text:p text:style-name="P138"><text:tab/><text:tab/><text:span text:style-name="T205">(True Positive) / (True Positive + False Positive)</text:span></text:p>
      <text:p text:style-name="P141"><text:tab/><text:span text:style-name="T206">i.e, precision = a / (a+b)</text:span></text:p>
      <text:p text:style-name="P170"><text:s text:c="2"/><text:span text:style-name="T210">c. Negative predictive value:</text:span></text:p>
      <text:p text:style-name="P139"><text:tab/><text:tab/><text:span text:style-name="T208">The<text:tab/>proportion of negative cases<text:tab/>that were<text:tab/>correctly<text:tab/>classified</text:span></text:p>
      <text:p text:style-name="P139"><text:tab/><text:tab/><text:span text:style-name="T205">(True Negative) / (True Negative + False Negative)</text:span></text:p>
      <text:p text:style-name="P139"><text:tab/><text:span text:style-name="T206">i.e, negative predicted value = d / (c+d)</text:span></text:p>
      <text:p text:style-name="P139"/>
      <text:p text:style-name="P171"><text:s text:c="2"/></text:p>
      <text:p text:style-name="P173">d. Sensitivity / true<text:tab/>positive rate<text:tab/>/ recall:</text:p>
      <text:p text:style-name="P140"><text:tab/><text:tab/><text:span text:style-name="T208">The<text:tab/>proportion of <text:tab/>actual positive cases that were<text:tab/>correctly<text:tab/>identified</text:span></text:p>
      <text:p text:style-name="P139"><text:tab/><text:tab/><text:span text:style-name="T205">(True Positive) / (True Positive + False <text:s/>Negative)</text:span></text:p>
      <text:p text:style-name="P139"><text:soft-page-break/><text:tab/><text:tab/><text:span text:style-name="T206">i.e, recall = a / (a+c)</text:span></text:p>
      <text:p text:style-name="P137"/>
      <text:p text:style-name="P174">e. Specificity :</text:p>
      <text:p text:style-name="P142"><text:tab/><text:tab/><text:span text:style-name="T208">The<text:tab/>proportion of <text:tab/>actual negative cases.</text:span></text:p>
      <text:p text:style-name="P142"><text:tab/><text:tab/><text:span text:style-name="T205">(True Negative) / (False Positive + True Negative)</text:span></text:p>
      <text:p text:style-name="P144"><text:tab/><text:tab/><text:span text:style-name="T206">i.e, Specificity = a / (a+c)</text:span></text:p>
      <text:p text:style-name="P174">f. F1 score:</text:p>
      <text:p text:style-name="P143"><text:tab/><text:tab/><text:span text:style-name="T211">This<text:tab/>is the measure of a<text:tab/>test’s accuracy &amp; it is calculated as follows:<text:tab/>F1=<text:tab/>2.</text:span></text:p>
      <text:p text:style-name="P152">((Positive predictive value (precision)<text:tab/>* sensitivity (recall))/(Positive<text:tab/>predictive value (precision)<text:tab/>+sensitivity (recall)))</text:p>
      <text:p text:style-name="P137"><text:tab/></text:p>
      <text:p text:style-name="P137"/>
      <text:p text:style-name="P145">2. <text:span text:style-name="T82">ROC (Receiver Operating Characteristics </text:span><text:span text:style-name="T89">graph</text:span><text:span text:style-name="T82">)</text:span></text:p>
      <text:p text:style-name="P146"><text:tab/><text:tab/><text:span text:style-name="T212">ROC is a two-dimensional plot<text:tab/>of a classifier with </text:span><text:span text:style-name="T91">false</text:span><text:span text:style-name="T212"> positive rate on the </text:span><text:span text:style-name="T91">x</text:span><text:span text:style-name="T212"> axis and true </text:span><text:span text:style-name="T91">positive</text:span><text:span text:style-name="T212"> rate on<text:tab/>the </text:span><text:span text:style-name="T91">y</text:span><text:span text:style-name="T212"> axis</text:span></text:p>
      <text:p text:style-name="P147"><text:tab/><text:tab/><text:span text:style-name="T213">The lower point (0,0) in the figure represents never issuing a positive classification</text:span></text:p>
      <text:p text:style-name="P149"><text:tab/><text:tab/>Point (0,1) represents perfect classification</text:p>
      <text:p text:style-name="P148"><text:tab/><text:tab/><text:span text:style-name="T214">The<text:tab/>diagonal<text:tab/>from <text:s/>(0,0) to<text:tab/>(1,1) divides the ROC space</text:span></text:p>
      <text:p text:style-name="P148"><text:tab/><text:tab/><text:span text:style-name="T214">Points </text:span><text:span text:style-name="T90">above the diagonal</text:span><text:span text:style-name="T214"> represent </text:span><text:span text:style-name="T90">good classification </text:span><text:span text:style-name="T214">results, and points </text:span><text:span text:style-name="T90">below the line</text:span><text:span text:style-name="T214"><text:tab/>represent</text:span><text:span text:style-name="T90"><text:tab/>poor<text:tab/>results</text:span></text:p>
      <text:p text:style-name="P162"><text:span text:style-name="T215">3. Area under the ROC curve</text:span> <text:s text:c="6"/></text:p>
      <text:p text:style-name="P163"><text:span text:style-name="T124"><text:tab/></text:span><text:span text:style-name="T17">The area under the ROC curve is AUC.</text:span></text:p>
      <text:p text:style-name="P163"><text:span text:style-name="T17"><text:tab/></text:span><text:span text:style-name="T18">T</text:span><text:span text:style-name="T17">o measure the quality of the<text:tab/>classification<text:tab/>model.</text:span></text:p>
      <text:p text:style-name="P151"><text:tab/>In practice, most of the<text:tab/>classification<text:tab/>models have an AUC 0.5 and 1.<text:tab/></text:p>
      <text:p text:style-name="P151"><text:tab/>The closer the<text:tab/>value is to 1,<text:tab/>the greater is<text:tab/>your<text:tab/>classifier.</text:p>
      <text:p text:style-name="P150"/>
      <text:p text:style-name="P161"><text:span text:style-name="T124">- </text:span><text:span text:style-name="T127">Prediction-based mesaures</text:span></text:p>
      <text:p text:style-name="P158"><text:span text:style-name="T7"><text:tab/><text:tab/></text:span><text:span text:style-name="T8">1. Mean Square Error</text:span></text:p>
      <text:p text:style-name="P127"><text:tab/><text:tab/>2. RMSE</text:p>
      <text:p text:style-name="P159"><text:span text:style-name="T8"><text:tab/><text:tab/></text:span><text:span text:style-name="T9">Note : </text:span><text:span text:style-name="T10">Class -&gt; AverageAbsoluteDifferenceEvaluator</text:span></text:p>
      <text:p text:style-name="P131"><text:tab/><text:tab/><text:tab/> <text:s/>method -&gt; evaluate()</text:p>
      <text:p text:style-name="P131"><text:s text:c="16"/>parameters -&gt;* Recommender implementaation,</text:p>
      <text:p text:style-name="P131"><text:tab/><text:tab/><text:tab/><text:tab/><text:tab/><text:tab/>* DataModel implementation,</text:p>
      <text:p text:style-name="P131"><text:soft-page-break/><text:tab/><text:tab/><text:tab/><text:tab/><text:tab/><text:tab/>* TraningSet size(eg 70%)</text:p>
      <text:p text:style-name="P159"><text:span text:style-name="T10"><text:tab/><text:tab/><text:tab/><text:tab/><text:tab/><text:tab/>* % </text:span><text:span text:style-name="T11">of data to use in the evaluation</text:span></text:p>
      <text:p text:style-name="P159"><text:span text:style-name="T10"><text:tab/><text:tab/><text:tab/><text:tab/><text:tab/><text:tab/><text:tab/></text:span><text:span text:style-name="T11">(smaller % for fast prototyping)</text:span><text:span text:style-name="T10"> </text:span><text:span text:style-name="T9"><text:s/></text:span></text:p>
      <text:p text:style-name="P158"><text:span text:style-name="T7"><text:tab/> <text:s/></text:span><text:span text:style-name="T127">- IR based measures</text:span><text:span text:style-name="T7"><text:tab/><text:tab/></text:span></text:p>
      <text:p text:style-name="P128"><text:tab/><text:tab/>1. Precision</text:p>
      <text:p text:style-name="P128"><text:tab/><text:tab/>2. Recall</text:p>
      <text:p text:style-name="P129"><text:tab/><text:tab/>3. F1-measure</text:p>
      <text:p text:style-name="P121"><text:span text:style-name="T168"><text:tab/><text:tab/>4. </text:span><text:a xlink:type="simple" xlink:href="mailto:F1@n" text:style-name="Internet_20_link" text:visited-style-name="Visited_20_Internet_20_Link"><text:span text:style-name="T168">F1@n</text:span></text:a></text:p>
      <text:p text:style-name="P130"><text:tab/><text:tab/>5. NDCG<text:tab/>(ranking measure)</text:p>
      <text:p text:style-name="P160"><text:span text:style-name="T8"><text:tab/><text:tab/></text:span><text:span text:style-name="T9">Note : </text:span><text:span text:style-name="T10">Class -&gt; </text:span><text:span text:style-name="T12">GenericRecommenderIRStatsEvaluator</text:span></text:p>
      <text:p text:style-name="P132"><text:tab/><text:tab/><text:tab/> <text:s/>method -&gt; evaluate()</text:p>
      <text:p text:style-name="P132"><text:s text:c="16"/>parameters -&gt;* Recommender implementaation,</text:p>
      <text:p text:style-name="P132"><text:tab/><text:tab/><text:tab/><text:tab/><text:tab/><text:tab/>* DataModel implementation,</text:p>
      <text:p text:style-name="P160"><text:span text:style-name="T10"><text:tab/><text:tab/><text:tab/><text:tab/><text:tab/><text:tab/>* </text:span><text:span text:style-name="T13">Relevance Threshold (mean + s.d)</text:span></text:p>
      <text:p text:style-name="P160"><text:span text:style-name="T10"><text:tab/><text:tab/><text:tab/><text:tab/><text:tab/><text:tab/>* % </text:span><text:span text:style-name="T11">of data to use in the evaluation</text:span></text:p>
      <text:p text:style-name="P160"><text:span text:style-name="T10"><text:tab/><text:tab/><text:tab/><text:tab/><text:tab/><text:tab/><text:tab/></text:span><text:span text:style-name="T11">(smaller % for fast prototyping)</text:span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213">Matrix Factorization:</text:p>
      <text:p text:style-name="P212"><text:tab/><text:tab/><text:tab/>Not all users will provide ratings on all the available items.</text:p>
      <text:p text:style-name="P212"><text:tab/><text:tab/><text:tab/> Also, new items and new users tend to lack sufficient historical data to predict good recommendations.</text:p>
      <text:p text:style-name="P126">This is known as the <text:span text:style-name="T82">cold start problem</text:span></text:p>
      <text:p text:style-name="P185"><text:span text:style-name="T82"><text:tab/><text:tab/><text:tab/></text:span><text:span text:style-name="T114">This not solved in previous cf.</text:span></text:p>
      <text:p text:style-name="P133"/>
      <text:p text:style-name="P191"><text:span text:style-name="T114">M</text:span><text:span text:style-name="T92">atrix Factorization Solved this problem by :</text:span></text:p>
      <text:p text:style-name="P133"><text:tab/><text:tab/><text:tab/>Ratings can be induced by certain imperceptible factors, which are not straightforward for us to estimate, so we need to use mathematical techniques to do that for us.</text:p>
      <text:p text:style-name="P133"><text:tab/>For example, </text:p>
      <text:p text:style-name="P186"><text:soft-page-break/><text:span text:style-name="T114"><text:tab/><text:tab/></text:span><text:span text:style-name="T92">1. </text:span><text:span text:style-name="T114">if a particular </text:span><text:span text:style-name="T111">user</text:span><text:span text:style-name="T114"> has </text:span><text:span text:style-name="T111">rated</text:span><text:span text:style-name="T114"> </text:span><text:span text:style-name="T111">The</text:span><text:span text:style-name="T114"> </text:span><text:span text:style-name="T111">Matrix</text:span><text:span text:style-name="T114">, the </text:span><text:span text:style-name="T111">influence factor</text:span><text:span text:style-name="T114"> to do this can be the "amount of </text:span><text:span text:style-name="T111">sci-fi involved</text:span><text:span text:style-name="T114"> in the movie."</text:span></text:p>
      <text:p text:style-name="P186"><text:span text:style-name="T114"><text:tab/><text:tab/></text:span><text:span text:style-name="T92">2. </text:span><text:span text:style-name="T114">If the </text:span><text:span text:style-name="T111">same user</text:span><text:span text:style-name="T114"> has </text:span><text:span text:style-name="T111">rated Titanic</text:span><text:span text:style-name="T114">, then the </text:span><text:span text:style-name="T111">influence factor</text:span><text:span text:style-name="T114"> can be the "amount of </text:span><text:span text:style-name="T111">romance involved</text:span><text:span text:style-name="T114"> in themovie."</text:span></text:p>
      <text:p text:style-name="P186"><text:span text:style-name="T114"><text:tab/><text:tab/> So, using matrix factorization methods, we can </text:span><text:span text:style-name="T111">recommend</text:span><text:span text:style-name="T114"> Her </text:span><text:span text:style-name="T111">movie</text:span><text:span text:style-name="T114"> to that particular user </text:span><text:span text:style-name="T111">by</text:span><text:span text:style-name="T114"> </text:span><text:span text:style-name="T111">inferring</text:span><text:span text:style-name="T114"> these factors (</text:span><text:span text:style-name="T111">latent factors</text:span><text:span text:style-name="T114">).</text:span></text:p>
      <text:p text:style-name="P134"/>
      <text:p text:style-name="P164"/>
      <text:p text:style-name="P122"><text:span text:style-name="T141">Two data types</text:span><text:span text:style-name="T82"> </text:span></text:p>
      <text:p text:style-name="P122"><text:span text:style-name="T82"><text:tab/></text:span><text:span text:style-name="T155">High-quality explicit feedback</text:span><text:span text:style-name="T82"> </text:span></text:p>
      <text:p text:style-name="P122"><text:span text:style-name="T82"><text:tab/><text:tab/></text:span>§Includes explicit input by users regarding their interest in products </text:p>
      <text:p text:style-name="P122"><text:tab/><text:tab/>§We refer to explicit user feedback as ratings </text:p>
      <text:p text:style-name="P122"><text:tab/><text:tab/>§Usually sparse matrix, since any single user is likely to have rated only a small percentage of possible items</text:p>
      <text:p text:style-name="P122"/>
      <text:p text:style-name="P122"><text:span text:style-name="T155">Implicit feedback</text:span> </text:p>
      <text:p text:style-name="P202"><text:span text:style-name="T65"><text:tab/></text:span>Which indirectly reflects option by observing user behavior </text:p>
      <text:p text:style-name="P202"><text:tab/><text:tab/>§Purchase history, browsing history, search patterns, mouse movements </text:p>
      <text:p text:style-name="P202"><text:tab/><text:tab/><text:tab/>–Usually denotes the presence or absence of an <text:tab/><text:tab/><text:tab/><text:tab/>event </text:p>
      <text:p text:style-name="P202"><text:tab/><text:tab/><text:tab/>–Typically represented by a densely filled matrix </text:p>
      <text:p text:style-name="P202"/>
      <text:p text:style-name="P208">Difficulties:</text:p>
      <text:p text:style-name="P203"><text:span text:style-name="T171"><text:tab/></text:span>High portion of missing values caused by sparseness in the useritem rating matrix</text:p>
      <text:p text:style-name="P205"><text:span text:style-name="T141">In Mahout:</text:span> </text:p>
      <text:p text:style-name="P205"><text:tab/>- There are a few methods on which matrix factorization can be done, as follows:</text:p>
      <text:p text:style-name="P205"><text:tab/><text:tab/>1. <text:span text:style-name="T82">Alternative Least Squares</text:span> with <text:span text:style-name="T82">Weighted-Lamda-Regularization</text:span> (ALS-WS)</text:p>
      <text:p text:style-name="P205"><text:tab/><text:tab/>2. SGD</text:p>
      <text:p text:style-name="P205"><text:soft-page-break/><text:span text:style-name="T82"><text:tab/>- SVD++</text:span> is a combination of <text:span text:style-name="T82">matrix factorization</text:span> and the <text:span text:style-name="T82">latent factor</text:span> model.</text:p>
      <text:p text:style-name="P205"/>
      <text:p text:style-name="P206">1. <text:span text:style-name="T172">Alternative least squares</text:span></text:p>
      <text:p text:style-name="P207"><text:span text:style-name="T172"><text:tab/></text:span><text:span text:style-name="T115">To generate recommendations, which is inherently parallel.</text:span></text:p>
      <text:p text:style-name="P209">2. <text:span text:style-name="T173">Singular value decomposition</text:span></text:p>
      <text:p text:style-name="P210"><text:s text:c="4"/><text:span text:style-name="T116">We can come up with a<text:tab/> more generalized set of features to represent the user-item preferences for a large dataset using dimensionality reduction techniques. </text:span></text:p>
      <text:p text:style-name="P211"><text:s text:c="3"/>This approach helps to generalize users into lesser dimensions.</text:p>
      <text:p text:style-name="P211"/>
      <text:h text:style-name="P233" text:outline-level="1"><text:bookmark text:name="firstHeading"/><text:span text:style-name="T79">Stochastic gradient descent</text:span><text:span text:style-name="T80">(SGD)</text:span></text:h>
      <text:p text:style-name="P19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oticia Text" svg:font-family="'Noticia Text', Georgia, serif"/>
    <style:font-face style:name="Raleway" svg:font-family="Raleway, Arial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2:58:16.743703527</meta:creation-date>
    <dc:date>2016-07-22T20:19:03.459474682</dc:date>
    <meta:editing-duration>P1DT6H51M35S</meta:editing-duration>
    <meta:editing-cycles>442</meta:editing-cycles>
    <meta:generator>LibreOffice/5.1.4.2$Linux_X86_64 LibreOffice_project/10m0$Build-2</meta:generator>
    <meta:document-statistic meta:table-count="2" meta:image-count="0" meta:object-count="0" meta:page-count="13" meta:paragraph-count="357" meta:word-count="2189" meta:character-count="15303" meta:non-whitespace-character-count="12503"/>
  </office:meta>
</office:document-meta>
</file>